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2"/>
          <table:table-cell table:style-name="ce1" office:value-type="string" table:number-columns-spanned="3" table:number-rows-spanned="1">
            <text:p>500mA-TitaniumM</text:p>
          </table:table-cell>
          <table:covered-table-cell table:number-columns-repeated="2"/>
          <table:table-cell table:style-name="ce1" office:value-type="string" table:number-columns-spanned="3" table:number-rows-spanned="1">
            <text:p>500mA-TitaniumSS</text:p>
          </table:table-cell>
          <table:covered-table-cell table:number-columns-repeated="2"/>
          <table:table-cell table:style-name="ce2" office:value-type="string" table:number-columns-spanned="3" table:number-rows-spanned="1">
            <text:p>350mA-TitaniumM</text:p>
          </table:table-cell>
          <table:covered-table-cell table:number-columns-repeated="2" table:style-name="ce3"/>
          <table:table-cell table:style-name="ce1" office:value-type="string" table:number-columns-spanned="3" table:number-rows-spanned="1">
            <text:p>350mA-TitaniumSS</text:p>
          </table:table-cell>
          <table:covered-table-cell table:number-columns-repeated="2"/>
        </table:table-row>
        <table:table-row table:style-name="ro1">
          <table:table-cell office:value-type="string">
            <text:p>Pwm-wert</text:p>
          </table:table-cell>
          <table:table-cell office:value-type="string">
            <text:p>Pgesam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I[mA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3,4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8,9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85.0288">
            <text:p>85,0288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63.2928">
            <text:p>63,2928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18,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186.7776">
            <text:p>186,7776</text:p>
          </table:table-cell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39.6272">
            <text:p>139,6272</text:p>
          </table:table-cell>
          <table:table-cell office:value-type="float" office:value="158">
            <text:p>15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1,9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291.9312">
            <text:p>291,9312</text:p>
          </table:table-cell>
          <table:table-cell office:value-type="float" office:value="332">
            <text:p>332</text:p>
          </table:table-cell>
          <table:table-cell office:value-type="float" office:value="82">
            <text:p>82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212.5264">
            <text:p>212,5264</text:p>
          </table:table-cell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2,2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390.032">
            <text:p>390,032</text:p>
          </table:table-cell>
          <table:table-cell office:value-type="float" office:value="449">
            <text:p>449</text:p>
          </table:table-cell>
          <table:table-cell office:value-type="float" office:value="94">
            <text:p>94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286.8848">
            <text:p>286,8848</text:p>
          </table:table-cell>
          <table:table-cell office:value-type="float" office:value="328">
            <text:p>32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3,7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office:value-type="float" office:value="105">
            <text:p>105</text:p>
          </table:table-cell>
          <table:table-cell office:value-type="float" office:value="491.3856">
            <text:p>491,3856</text:p>
          </table:table-cell>
          <table:table-cell office:value-type="float" office:value="565">
            <text:p>565</text:p>
          </table:table-cell>
          <table:table-cell office:value-type="float" office:value="105">
            <text:p>105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361.304">
            <text:p>361,304</text:p>
          </table:table-cell>
          <table:table-cell office:value-type="float" office:value="413">
            <text:p>41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31,4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 office:value-type="float" office:value="599.8528">
            <text:p>599,8528</text:p>
          </table:table-cell>
          <table:table-cell office:value-type="float" office:value="681">
            <text:p>681</text:p>
          </table:table-cell>
          <table:table-cell office:value-type="float" office:value="117">
            <text:p>117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437.912">
            <text:p>437,912</text:p>
          </table:table-cell>
          <table:table-cell office:value-type="float" office:value="497">
            <text:p>497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35,7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office:value-type="float" office:value="129">
            <text:p>129</text:p>
          </table:table-cell>
          <table:table-cell office:value-type="float" office:value="694.5184">
            <text:p>694,5184</text:p>
          </table:table-cell>
          <table:table-cell office:value-type="float" office:value="797">
            <text:p>797</text:p>
          </table:table-cell>
          <table:table-cell office:value-type="float" office:value="129">
            <text:p>129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510.0816">
            <text:p>510,0816</text:p>
          </table:table-cell>
          <table:table-cell office:value-type="float" office:value="582">
            <text:p>58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40,1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office:value-type="float" office:value="141">
            <text:p>141</text:p>
          </table:table-cell>
          <table:table-cell office:value-type="float" office:value="795.9328">
            <text:p>795,9328</text:p>
          </table:table-cell>
          <table:table-cell office:value-type="float" office:value="913">
            <text:p>913</text:p>
          </table:table-cell>
          <table:table-cell office:value-type="float" office:value="141">
            <text:p>141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office:value-type="float" office:value="110">
            <text:p>110</text:p>
          </table:table-cell>
          <table:table-cell office:value-type="float" office:value="585.5648">
            <text:p>585,5648</text:p>
          </table:table-cell>
          <table:table-cell office:value-type="float" office:value="666">
            <text:p>66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44,4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office:value-type="float" office:value="153">
            <text:p>153</text:p>
          </table:table-cell>
          <table:table-cell office:value-type="float" office:value="907.9264">
            <text:p>907,9264</text:p>
          </table:table-cell>
          <table:table-cell office:value-type="float" office:value="1029">
            <text:p>1029</text:p>
          </table:table-cell>
          <table:table-cell office:value-type="float" office:value="153">
            <text:p>153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office:value-type="float" office:value="118">
            <text:p>118</text:p>
          </table:table-cell>
          <table:table-cell office:value-type="float" office:value="660.8352">
            <text:p>660,8352</text:p>
          </table:table-cell>
          <table:table-cell office:value-type="float" office:value="751">
            <text:p>75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48,6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office:value-type="float" office:value="165">
            <text:p>165</text:p>
          </table:table-cell>
          <table:table-cell office:value-type="float" office:value="998.8832">
            <text:p>998,8832</text:p>
          </table:table-cell>
          <table:table-cell office:value-type="float" office:value="1145">
            <text:p>1145</text:p>
          </table:table-cell>
          <table:table-cell office:value-type="float" office:value="165">
            <text:p>165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office:value-type="float" office:value="126">
            <text:p>126</text:p>
          </table:table-cell>
          <table:table-cell office:value-type="float" office:value="733.1872">
            <text:p>733,1872</text:p>
          </table:table-cell>
          <table:table-cell office:value-type="float" office:value="836">
            <text:p>83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53,1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office:value-type="float" office:value="176">
            <text:p>176</text:p>
          </table:table-cell>
          <table:table-cell office:value-type="float" office:value="1110.664">
            <text:p>1110,664</text:p>
          </table:table-cell>
          <table:table-cell office:value-type="float" office:value="1261">
            <text:p>1261</text:p>
          </table:table-cell>
          <table:table-cell office:value-type="float" office:value="176">
            <text:p>176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office:value-type="float" office:value="134">
            <text:p>134</text:p>
          </table:table-cell>
          <table:table-cell office:value-type="float" office:value="813.2912">
            <text:p>813,2912</text:p>
          </table:table-cell>
          <table:table-cell office:value-type="float" office:value="920">
            <text:p>92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57,4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office:value-type="float" office:value="188">
            <text:p>188</text:p>
          </table:table-cell>
          <table:table-cell office:value-type="float" office:value="1201.5296">
            <text:p>1201,5296</text:p>
          </table:table-cell>
          <table:table-cell office:value-type="float" office:value="1377">
            <text:p>1377</text:p>
          </table:table-cell>
          <table:table-cell office:value-type="float" office:value="188">
            <text:p>188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office:value-type="float" office:value="142">
            <text:p>142</text:p>
          </table:table-cell>
          <table:table-cell office:value-type="float" office:value="881.7216">
            <text:p>881,7216</text:p>
          </table:table-cell>
          <table:table-cell office:value-type="float" office:value="1005">
            <text:p>1005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61,7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office:value-type="float" office:value="199">
            <text:p>199</text:p>
          </table:table-cell>
          <table:table-cell office:value-type="float" office:value="1306.2272">
            <text:p>1306,2272</text:p>
          </table:table-cell>
          <table:table-cell office:value-type="float" office:value="1493">
            <text:p>1493</text:p>
          </table:table-cell>
          <table:table-cell office:value-type="float" office:value="199">
            <text:p>199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  <table:table-cell office:value-type="float" office:value="957.9344">
            <text:p>957,9344</text:p>
          </table:table-cell>
          <table:table-cell office:value-type="float" office:value="1090">
            <text:p>109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66,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office:value-type="float" office:value="211">
            <text:p>211</text:p>
          </table:table-cell>
          <table:table-cell office:value-type="float" office:value="1416.0624">
            <text:p>1416,0624</text:p>
          </table:table-cell>
          <table:table-cell office:value-type="float" office:value="1608">
            <text:p>1608</text:p>
          </table:table-cell>
          <table:table-cell office:value-type="float" office:value="211">
            <text:p>211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office:value-type="float" office:value="158">
            <text:p>158</text:p>
          </table:table-cell>
          <table:table-cell office:value-type="float" office:value="1034.2992">
            <text:p>1034,2992</text:p>
          </table:table-cell>
          <table:table-cell office:value-type="float" office:value="1174">
            <text:p>117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70,3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office:value-type="float" office:value="223">
            <text:p>223</text:p>
          </table:table-cell>
          <table:table-cell office:value-type="float" office:value="1514.376">
            <text:p>1514,376</text:p>
          </table:table-cell>
          <table:table-cell office:value-type="float" office:value="1723">
            <text:p>1723</text:p>
          </table:table-cell>
          <table:table-cell office:value-type="float" office:value="223">
            <text:p>223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office:value-type="float" office:value="165">
            <text:p>165</text:p>
          </table:table-cell>
          <table:table-cell office:value-type="float" office:value="1104.9792">
            <text:p>1104,9792</text:p>
          </table:table-cell>
          <table:table-cell office:value-type="float" office:value="1259">
            <text:p>125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74,7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office:value-type="float" office:value="235">
            <text:p>235</text:p>
          </table:table-cell>
          <table:table-cell office:value-type="float" office:value="1607.5824">
            <text:p>1607,5824</text:p>
          </table:table-cell>
          <table:table-cell office:value-type="float" office:value="1839">
            <text:p>1839</text:p>
          </table:table-cell>
          <table:table-cell office:value-type="float" office:value="235">
            <text:p>235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office:value-type="float" office:value="173">
            <text:p>173</text:p>
          </table:table-cell>
          <table:table-cell office:value-type="float" office:value="1179.216">
            <text:p>1179,216</text:p>
          </table:table-cell>
          <table:table-cell office:value-type="float" office:value="1343">
            <text:p>13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79,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office:value-type="float" office:value="246">
            <text:p>246</text:p>
          </table:table-cell>
          <table:table-cell office:value-type="float" office:value="1709.0272">
            <text:p>1709,0272</text:p>
          </table:table-cell>
          <table:table-cell office:value-type="float" office:value="1955">
            <text:p>1955</text:p>
          </table:table-cell>
          <table:table-cell office:value-type="float" office:value="246">
            <text:p>246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office:value-type="float" office:value="181">
            <text:p>181</text:p>
          </table:table-cell>
          <table:table-cell office:value-type="float" office:value="1257.4656">
            <text:p>1257,4656</text:p>
          </table:table-cell>
          <table:table-cell office:value-type="float" office:value="1428">
            <text:p>142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83,3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office:value-type="float" office:value="258">
            <text:p>258</text:p>
          </table:table-cell>
          <table:table-cell office:value-type="float" office:value="1813.9376">
            <text:p>1813,9376</text:p>
          </table:table-cell>
          <table:table-cell office:value-type="float" office:value="2070">
            <text:p>2070</text:p>
          </table:table-cell>
          <table:table-cell office:value-type="float" office:value="258">
            <text:p>258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office:value-type="float" office:value="189">
            <text:p>189</text:p>
          </table:table-cell>
          <table:table-cell office:value-type="float" office:value="1331.7936">
            <text:p>1331,7936</text:p>
          </table:table-cell>
          <table:table-cell office:value-type="float" office:value="1512">
            <text:p>15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87,6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office:value-type="float" office:value="270">
            <text:p>270</text:p>
          </table:table-cell>
          <table:table-cell office:value-type="float" office:value="1937.51746">
            <text:p>1937,51746</text:p>
          </table:table-cell>
          <table:table-cell office:value-type="float" office:value="2180">
            <text:p>2180</text:p>
          </table:table-cell>
          <table:table-cell office:value-type="float" office:value="270">
            <text:p>27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office:value-type="float" office:value="197">
            <text:p>197</text:p>
          </table:table-cell>
          <table:table-cell office:value-type="float" office:value="1402.2608">
            <text:p>1402,2608</text:p>
          </table:table-cell>
          <table:table-cell office:value-type="float" office:value="1597">
            <text:p>15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92,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office:value-type="float" office:value="281">
            <text:p>281</text:p>
          </table:table-cell>
          <table:table-cell office:value-type="float" office:value="2050.190476">
            <text:p>2050,190476</text:p>
          </table:table-cell>
          <table:table-cell office:value-type="float" office:value="2300">
            <text:p>2300</text:p>
          </table:table-cell>
          <table:table-cell office:value-type="float" office:value="281">
            <text:p>281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office:value-type="float" office:value="205">
            <text:p>205</text:p>
          </table:table-cell>
          <table:table-cell office:value-type="float" office:value="1476.4976">
            <text:p>1476,4976</text:p>
          </table:table-cell>
          <table:table-cell office:value-type="float" office:value="1681">
            <text:p>1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96,4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office:value-type="float" office:value="293">
            <text:p>293</text:p>
          </table:table-cell>
          <table:table-cell office:value-type="float" office:value="2108.095238">
            <text:p>2108,095238</text:p>
          </table:table-cell>
          <table:table-cell office:value-type="float" office:value="2420">
            <text:p>2420</text:p>
          </table:table-cell>
          <table:table-cell office:value-type="float" office:value="293">
            <text:p>293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office:value-type="float" office:value="212">
            <text:p>212</text:p>
          </table:table-cell>
          <table:table-cell office:value-type="float" office:value="1557.7872">
            <text:p>1557,7872</text:p>
          </table:table-cell>
          <table:table-cell office:value-type="float" office:value="1766">
            <text:p>1766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99,5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office:value-type="float" office:value="305">
            <text:p>305</text:p>
          </table:table-cell>
          <table:table-cell office:value-type="float" office:value="2176.374603">
            <text:p>2176,374603</text:p>
          </table:table-cell>
          <table:table-cell office:value-type="float" office:value="2530">
            <text:p>2530</text:p>
          </table:table-cell>
          <table:table-cell office:value-type="float" office:value="305">
            <text:p>305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float" office:value="1633.9392">
            <text:p>1633,9392</text:p>
          </table:table-cell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105,1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office:value-type="float" office:value="316">
            <text:p>316</text:p>
          </table:table-cell>
          <table:table-cell office:value-type="float" office:value="2323.066667">
            <text:p>2323,066667</text:p>
          </table:table-cell>
          <table:table-cell office:value-type="float" office:value="2640">
            <text:p>2640</text:p>
          </table:table-cell>
          <table:table-cell office:value-type="float" office:value="316">
            <text:p>316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office:value-type="float" office:value="228">
            <text:p>228</text:p>
          </table:table-cell>
          <table:table-cell office:value-type="float" office:value="1705.3184">
            <text:p>1705,3184</text:p>
          </table:table-cell>
          <table:table-cell office:value-type="float" office:value="1935">
            <text:p>193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109,5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office:value-type="float" office:value="328">
            <text:p>328</text:p>
          </table:table-cell>
          <table:table-cell office:value-type="float" office:value="2459.263492">
            <text:p>2459,263492</text:p>
          </table:table-cell>
          <table:table-cell office:value-type="float" office:value="2760">
            <text:p>2760</text:p>
          </table:table-cell>
          <table:table-cell office:value-type="float" office:value="328">
            <text:p>328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office:value-type="float" office:value="236">
            <text:p>236</text:p>
          </table:table-cell>
          <table:table-cell office:value-type="float" office:value="1773.7488">
            <text:p>1773,7488</text:p>
          </table:table-cell>
          <table:table-cell office:value-type="float" office:value="2020">
            <text:p>202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114,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office:value-type="float" office:value="340">
            <text:p>340</text:p>
          </table:table-cell>
          <table:table-cell office:value-type="float" office:value="2540.692063">
            <text:p>2540,692063</text:p>
          </table:table-cell>
          <table:table-cell office:value-type="float" office:value="2870">
            <text:p>2870</text:p>
          </table:table-cell>
          <table:table-cell office:value-type="float" office:value="340">
            <text:p>34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office:value-type="float" office:value="244">
            <text:p>244</text:p>
          </table:table-cell>
          <table:table-cell office:value-type="float" office:value="1849.7488">
            <text:p>1849,7488</text:p>
          </table:table-cell>
          <table:table-cell office:value-type="float" office:value="2110">
            <text:p>21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118,3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office:value-type="float" office:value="351">
            <text:p>351</text:p>
          </table:table-cell>
          <table:table-cell office:value-type="float" office:value="2600.165079">
            <text:p>2600,165079</text:p>
          </table:table-cell>
          <table:table-cell office:value-type="float" office:value="2990">
            <text:p>2990</text:p>
          </table:table-cell>
          <table:table-cell office:value-type="float" office:value="351">
            <text:p>351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office:value-type="float" office:value="252">
            <text:p>252</text:p>
          </table:table-cell>
          <table:table-cell office:value-type="float" office:value="1919.904762">
            <text:p>1919,904762</text:p>
          </table:table-cell>
          <table:table-cell office:value-type="float" office:value="2190">
            <text:p>219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122,7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office:value-type="float" office:value="363">
            <text:p>363</text:p>
          </table:table-cell>
          <table:table-cell office:value-type="float" office:value="2690.520635">
            <text:p>2690,520635</text:p>
          </table:table-cell>
          <table:table-cell office:value-type="float" office:value="3100">
            <text:p>3100</text:p>
          </table:table-cell>
          <table:table-cell office:value-type="float" office:value="363">
            <text:p>363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office:value-type="float" office:value="259">
            <text:p>259</text:p>
          </table:table-cell>
          <table:table-cell office:value-type="float" office:value="2020.031746">
            <text:p>2020,031746</text:p>
          </table:table-cell>
          <table:table-cell office:value-type="float" office:value="2280">
            <text:p>228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127,3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office:value-type="float" office:value="374">
            <text:p>374</text:p>
          </table:table-cell>
          <table:table-cell office:value-type="float" office:value="2816.704762">
            <text:p>2816,704762</text:p>
          </table:table-cell>
          <table:table-cell office:value-type="float" office:value="3220">
            <text:p>3220</text:p>
          </table:table-cell>
          <table:table-cell office:value-type="float" office:value="374">
            <text:p>374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office:value-type="float" office:value="267">
            <text:p>267</text:p>
          </table:table-cell>
          <table:table-cell office:value-type="float" office:value="2092.774603">
            <text:p>2092,774603</text:p>
          </table:table-cell>
          <table:table-cell office:value-type="float" office:value="2360">
            <text:p>236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131,1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office:value-type="float" office:value="386">
            <text:p>386</text:p>
          </table:table-cell>
          <table:table-cell office:value-type="float" office:value="2956.038095">
            <text:p>2956,038095</text:p>
          </table:table-cell>
          <table:table-cell office:value-type="float" office:value="3330">
            <text:p>3330</text:p>
          </table:table-cell>
          <table:table-cell office:value-type="float" office:value="386">
            <text:p>386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office:value-type="float" office:value="275">
            <text:p>275</text:p>
          </table:table-cell>
          <table:table-cell office:value-type="float" office:value="2133.790476">
            <text:p>2133,790476</text:p>
          </table:table-cell>
          <table:table-cell office:value-type="float" office:value="2450">
            <text:p>245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136,1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office:value-type="float" office:value="398">
            <text:p>398</text:p>
          </table:table-cell>
          <table:table-cell office:value-type="float" office:value="3011.168254">
            <text:p>3011,168254</text:p>
          </table:table-cell>
          <table:table-cell office:value-type="float" office:value="3440">
            <text:p>3440</text:p>
          </table:table-cell>
          <table:table-cell office:value-type="float" office:value="398">
            <text:p>398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office:value-type="float" office:value="283">
            <text:p>283</text:p>
          </table:table-cell>
          <table:table-cell office:value-type="float" office:value="2199.898413">
            <text:p>2199,898413</text:p>
          </table:table-cell>
          <table:table-cell office:value-type="float" office:value="2530">
            <text:p>253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140,4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office:value-type="float" office:value="409">
            <text:p>409</text:p>
          </table:table-cell>
          <table:table-cell office:value-type="float" office:value="3149.777778">
            <text:p>3149,777778</text:p>
          </table:table-cell>
          <table:table-cell office:value-type="float" office:value="3550">
            <text:p>3550</text:p>
          </table:table-cell>
          <table:table-cell office:value-type="float" office:value="409">
            <text:p>409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office:value-type="float" office:value="291">
            <text:p>291</text:p>
          </table:table-cell>
          <table:table-cell office:value-type="float" office:value="2304.006349">
            <text:p>2304,006349</text:p>
          </table:table-cell>
          <table:table-cell office:value-type="float" office:value="2610">
            <text:p>261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144,8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office:value-type="float" office:value="3217.936508">
            <text:p>3217,936508</text:p>
          </table:table-cell>
          <table:table-cell office:value-type="float" office:value="3670">
            <text:p>3670</text:p>
          </table:table-cell>
          <table:table-cell office:value-type="float" office:value="420">
            <text:p>42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office:value-type="float" office:value="299">
            <text:p>299</text:p>
          </table:table-cell>
          <table:table-cell office:value-type="float" office:value="2352.501587">
            <text:p>2352,501587</text:p>
          </table:table-cell>
          <table:table-cell office:value-type="float" office:value="2700">
            <text:p>270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149,3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office:value-type="float" office:value="432">
            <text:p>432</text:p>
          </table:table-cell>
          <table:table-cell office:value-type="float" office:value="3314.565079">
            <text:p>3314,565079</text:p>
          </table:table-cell>
          <table:table-cell office:value-type="float" office:value="3780">
            <text:p>3780</text:p>
          </table:table-cell>
          <table:table-cell office:value-type="float" office:value="432">
            <text:p>432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office:value-type="float" office:value="306">
            <text:p>306</text:p>
          </table:table-cell>
          <table:table-cell office:value-type="float" office:value="2439.84127">
            <text:p>2439,84127</text:p>
          </table:table-cell>
          <table:table-cell office:value-type="float" office:value="2780">
            <text:p>278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153,7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office:value-type="float" office:value="444">
            <text:p>444</text:p>
          </table:table-cell>
          <table:table-cell office:value-type="float" office:value="3452.330159">
            <text:p>3452,330159</text:p>
          </table:table-cell>
          <table:table-cell office:value-type="float" office:value="3900">
            <text:p>3900</text:p>
          </table:table-cell>
          <table:table-cell office:value-type="float" office:value="444">
            <text:p>444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office:value-type="float" office:value="314">
            <text:p>314</text:p>
          </table:table-cell>
          <table:table-cell office:value-type="float" office:value="2529.593651">
            <text:p>2529,593651</text:p>
          </table:table-cell>
          <table:table-cell office:value-type="float" office:value="2870">
            <text:p>287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158,3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office:value-type="float" office:value="455">
            <text:p>455</text:p>
          </table:table-cell>
          <table:table-cell office:value-type="float" office:value="3551.130159">
            <text:p>3551,130159</text:p>
          </table:table-cell>
          <table:table-cell office:value-type="float" office:value="4010">
            <text:p>4010</text:p>
          </table:table-cell>
          <table:table-cell office:value-type="float" office:value="455">
            <text:p>455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office:value-type="float" office:value="322">
            <text:p>322</text:p>
          </table:table-cell>
          <table:table-cell office:value-type="float" office:value="2602.457143">
            <text:p>2602,457143</text:p>
          </table:table-cell>
          <table:table-cell office:value-type="float" office:value="2950">
            <text:p>295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162,7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office:value-type="float" office:value="467">
            <text:p>467</text:p>
          </table:table-cell>
          <table:table-cell office:value-type="float" office:value="3649.930159">
            <text:p>3649,930159</text:p>
          </table:table-cell>
          <table:table-cell office:value-type="float" office:value="4120">
            <text:p>4120</text:p>
          </table:table-cell>
          <table:table-cell office:value-type="float" office:value="467">
            <text:p>467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office:value-type="float" office:value="330">
            <text:p>330</text:p>
          </table:table-cell>
          <table:table-cell office:value-type="float" office:value="2657.104762">
            <text:p>2657,104762</text:p>
          </table:table-cell>
          <table:table-cell office:value-type="float" office:value="3040">
            <text:p>304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167,1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office:value-type="float" office:value="478">
            <text:p>478</text:p>
          </table:table-cell>
          <table:table-cell office:value-type="float" office:value="3728.946032">
            <text:p>3728,946032</text:p>
          </table:table-cell>
          <table:table-cell office:value-type="float" office:value="4230">
            <text:p>4230</text:p>
          </table:table-cell>
          <table:table-cell office:value-type="float" office:value="478">
            <text:p>478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office:value-type="float" office:value="338">
            <text:p>338</text:p>
          </table:table-cell>
          <table:table-cell office:value-type="float" office:value="2733.346032">
            <text:p>2733,346032</text:p>
          </table:table-cell>
          <table:table-cell office:value-type="float" office:value="3120">
            <text:p>312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171,6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office:value-type="float" office:value="490">
            <text:p>490</text:p>
          </table:table-cell>
          <table:table-cell office:value-type="float" office:value="3832.209524">
            <text:p>3832,209524</text:p>
          </table:table-cell>
          <table:table-cell office:value-type="float" office:value="4350">
            <text:p>4350</text:p>
          </table:table-cell>
          <table:table-cell office:value-type="float" office:value="490">
            <text:p>49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office:value-type="float" office:value="345">
            <text:p>345</text:p>
          </table:table-cell>
          <table:table-cell office:value-type="float" office:value="2814.774603">
            <text:p>2814,774603</text:p>
          </table:table-cell>
          <table:table-cell office:value-type="float" office:value="3210">
            <text:p>321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176,1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office:value-type="float" office:value="502">
            <text:p>502</text:p>
          </table:table-cell>
          <table:table-cell office:value-type="float" office:value="3940.177778">
            <text:p>3940,177778</text:p>
          </table:table-cell>
          <table:table-cell office:value-type="float" office:value="4450">
            <text:p>4450</text:p>
          </table:table-cell>
          <table:table-cell office:value-type="float" office:value="502">
            <text:p>502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office:value-type="float" office:value="353">
            <text:p>353</text:p>
          </table:table-cell>
          <table:table-cell office:value-type="float" office:value="2892.704762">
            <text:p>2892,704762</text:p>
          </table:table-cell>
          <table:table-cell office:value-type="float" office:value="3290">
            <text:p>329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180,5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office:value-type="float" office:value="513">
            <text:p>513</text:p>
          </table:table-cell>
          <table:table-cell office:value-type="float" office:value="4038.857143">
            <text:p>4038,857143</text:p>
          </table:table-cell>
          <table:table-cell office:value-type="float" office:value="4560">
            <text:p>4560</text:p>
          </table:table-cell>
          <table:table-cell office:value-type="float" office:value="513">
            <text:p>513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office:value-type="float" office:value="360">
            <text:p>360</text:p>
          </table:table-cell>
          <table:table-cell office:value-type="float" office:value="2964.965079">
            <text:p>2964,965079</text:p>
          </table:table-cell>
          <table:table-cell office:value-type="float" office:value="3370">
            <text:p>337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185,6</text:p>
          </table:table-cell>
          <table:table-cell/>
          <table:table-cell office:value-type="float" office:value="1272">
            <text:p>1272</text:p>
          </table:table-cell>
          <table:table-cell office:value-type="float" office:value="525">
            <text:p>525</text:p>
          </table:table-cell>
          <table:table-cell office:value-type="float" office:value="4146.704762">
            <text:p>4146,704762</text:p>
          </table:table-cell>
          <table:table-cell office:value-type="float" office:value="4680">
            <text:p>4680</text:p>
          </table:table-cell>
          <table:table-cell office:value-type="float" office:value="525">
            <text:p>52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3041.809524">
            <text:p>3041,80952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4096_voll</text:p>
          </table:table-cell>
          <table:table-cell office:value-type="string">
            <text:p>185,6</text:p>
          </table:table-cell>
          <table:table-cell/>
          <table:table-cell office:value-type="float" office:value="1274">
            <text:p>1274</text:p>
          </table:table-cell>
          <table:table-cell office:value-type="float" office:value="526">
            <text:p>526</text:p>
          </table:table-cell>
          <table:table-cell office:value-type="float" office:value="4146.584127">
            <text:p>4146,584127</text:p>
          </table:table-cell>
          <table:table-cell office:value-type="float" office:value="4680">
            <text:p>4680</text:p>
          </table:table-cell>
          <table:table-cell office:value-type="float" office:value="526">
            <text:p>526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office:value-type="float" office:value="368">
            <text:p>368</text:p>
          </table:table-cell>
          <table:table-cell office:value-type="float" office:value="3041.085714">
            <text:p>3041,085714</text:p>
          </table:table-cell>
          <table:table-cell office:value-type="float" office:value="3460">
            <text:p>3460</text:p>
          </table:table-cell>
          <table:table-cell office:value-type="float" office:value="368">
            <text:p>368</text:p>
          </table:table-cell>
        </table:table-row>
      </table:table>
      <table:table table:name="500 mA - SS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/>
          <table:table-cell>
            <draw:frame table:end-cell-address="'500 mA - SS'.O21" table:end-x="0.153cm" table:end-y="0.367cm" draw:z-index="0" draw:style-name="gr1" draw:text-style-name="P1" svg:width="15.999cm" svg:height="8.98cm" svg:x="2.219cm" svg:y="0.419cm">
              <draw:object draw:notify-on-update-of-ranges="'500 mA - SS'.A2:'500 mA - SS'.A43 '500 mA - SS'.B1:'500 mA - SS'.B1 '500 mA - SS'.B2:'500 mA - SS'.B43 '500 mA - SS'.C1:'500 mA - SS'.C1 '500 mA - SS'.C2:'500 mA - SS'.C4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.0288">
            <text:p>85,0288</text:p>
          </table:table-cell>
          <table:table-cell office:value-type="float" office:value="99">
            <text:p>99</text:p>
          </table:table-cell>
          <table:table-cell table:formula="of:=[.C3]-[.B3]" office:value-type="float" office:value="13.9712">
            <text:p>13,9712</text:p>
          </table:table-cell>
          <table:table-cell table:formula="of:=[.D3]/[.B3]" office:value-type="float" office:value="0.164311386259714">
            <text:p>0,164311386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86.7776">
            <text:p>186,7776</text:p>
          </table:table-cell>
          <table:table-cell office:value-type="float" office:value="216">
            <text:p>216</text:p>
          </table:table-cell>
          <table:table-cell table:formula="of:=[.C4]-[.B4]" office:value-type="float" office:value="29.2224">
            <text:p>29,2224</text:p>
          </table:table-cell>
          <table:table-cell table:formula="of:=[.D4]/[.B4]" office:value-type="float" office:value="0.156455592105263">
            <text:p>0,156455592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1.9312">
            <text:p>291,9312</text:p>
          </table:table-cell>
          <table:table-cell office:value-type="float" office:value="332">
            <text:p>332</text:p>
          </table:table-cell>
          <table:table-cell table:formula="of:=[.C5]-[.B5]" office:value-type="float" office:value="40.0688">
            <text:p>40,0688</text:p>
          </table:table-cell>
          <table:table-cell table:formula="of:=[.D5]/[.B5]" office:value-type="float" office:value="0.137254257167442">
            <text:p>0,137254257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90.032">
            <text:p>390,032</text:p>
          </table:table-cell>
          <table:table-cell office:value-type="float" office:value="449">
            <text:p>449</text:p>
          </table:table-cell>
          <table:table-cell table:formula="of:=[.C6]-[.B6]" office:value-type="float" office:value="58.968">
            <text:p>58,968</text:p>
          </table:table-cell>
          <table:table-cell table:formula="of:=[.D6]/[.B6]" office:value-type="float" office:value="0.151187594864011">
            <text:p>0,1511875949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91.3856">
            <text:p>491,3856</text:p>
          </table:table-cell>
          <table:table-cell office:value-type="float" office:value="565">
            <text:p>565</text:p>
          </table:table-cell>
          <table:table-cell table:formula="of:=[.C7]-[.B7]" office:value-type="float" office:value="73.6144">
            <text:p>73,6144</text:p>
          </table:table-cell>
          <table:table-cell table:formula="of:=[.D7]/[.B7]" office:value-type="float" office:value="0.149809843837508">
            <text:p>0,1498098438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99.8528">
            <text:p>599,8528</text:p>
          </table:table-cell>
          <table:table-cell office:value-type="float" office:value="681">
            <text:p>681</text:p>
          </table:table-cell>
          <table:table-cell table:formula="of:=[.C8]-[.B8]" office:value-type="float" office:value="81.1472">
            <text:p>81,1472</text:p>
          </table:table-cell>
          <table:table-cell table:formula="of:=[.D8]/[.B8]" office:value-type="float" office:value="0.135278521663982">
            <text:p>0,1352785217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94.5184">
            <text:p>694,5184</text:p>
          </table:table-cell>
          <table:table-cell office:value-type="float" office:value="797">
            <text:p>797</text:p>
          </table:table-cell>
          <table:table-cell table:formula="of:=[.C9]-[.B9]" office:value-type="float" office:value="102.4816">
            <text:p>102,4816</text:p>
          </table:table-cell>
          <table:table-cell table:formula="of:=[.D9]/[.B9]" office:value-type="float" office:value="0.14755778968563">
            <text:p>0,1475577897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795.9328">
            <text:p>795,9328</text:p>
          </table:table-cell>
          <table:table-cell office:value-type="float" office:value="913">
            <text:p>913</text:p>
          </table:table-cell>
          <table:table-cell table:formula="of:=[.C10]-[.B10]" office:value-type="float" office:value="117.0672">
            <text:p>117,0672</text:p>
          </table:table-cell>
          <table:table-cell table:formula="of:=[.D10]/[.B10]" office:value-type="float" office:value="0.147081763686583">
            <text:p>0,1470817637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907.9264">
            <text:p>907,9264</text:p>
          </table:table-cell>
          <table:table-cell office:value-type="float" office:value="1029">
            <text:p>1029</text:p>
          </table:table-cell>
          <table:table-cell table:formula="of:=[.C11]-[.B11]" office:value-type="float" office:value="121.0736">
            <text:p>121,0736</text:p>
          </table:table-cell>
          <table:table-cell table:formula="of:=[.D11]/[.B11]" office:value-type="float" office:value="0.133351778293923">
            <text:p>0,1333517783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8.8832">
            <text:p>998,8832</text:p>
          </table:table-cell>
          <table:table-cell office:value-type="float" office:value="1145">
            <text:p>1145</text:p>
          </table:table-cell>
          <table:table-cell table:formula="of:=[.C12]-[.B12]" office:value-type="float" office:value="146.1168">
            <text:p>146,1168</text:p>
          </table:table-cell>
          <table:table-cell table:formula="of:=[.D12]/[.B12]" office:value-type="float" office:value="0.146280165689042">
            <text:p>0,1462801657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110.664">
            <text:p>1110,664</text:p>
          </table:table-cell>
          <table:table-cell office:value-type="float" office:value="1261">
            <text:p>1261</text:p>
          </table:table-cell>
          <table:table-cell table:formula="of:=[.C13]-[.B13]" office:value-type="float" office:value="150.336">
            <text:p>150,336</text:p>
          </table:table-cell>
          <table:table-cell table:formula="of:=[.D13]/[.B13]" office:value-type="float" office:value="0.135356867603524">
            <text:p>0,1353568676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201.5296">
            <text:p>1201,5296</text:p>
          </table:table-cell>
          <table:table-cell office:value-type="float" office:value="1377">
            <text:p>1377</text:p>
          </table:table-cell>
          <table:table-cell table:formula="of:=[.C14]-[.B14]" office:value-type="float" office:value="175.4704">
            <text:p>175,4704</text:p>
          </table:table-cell>
          <table:table-cell table:formula="of:=[.D14]/[.B14]" office:value-type="float" office:value="0.146039182055939">
            <text:p>0,1460391821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06.2272">
            <text:p>1306,2272</text:p>
          </table:table-cell>
          <table:table-cell office:value-type="float" office:value="1493">
            <text:p>1493</text:p>
          </table:table-cell>
          <table:table-cell table:formula="of:=[.C15]-[.B15]" office:value-type="float" office:value="186.7728">
            <text:p>186,7728</text:p>
          </table:table-cell>
          <table:table-cell table:formula="of:=[.D15]/[.B15]" office:value-type="float" office:value="0.14298645748611">
            <text:p>0,1429864575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416.0624">
            <text:p>1416,0624</text:p>
          </table:table-cell>
          <table:table-cell office:value-type="float" office:value="1608">
            <text:p>1608</text:p>
          </table:table-cell>
          <table:table-cell table:formula="of:=[.C16]-[.B16]" office:value-type="float" office:value="191.9376">
            <text:p>191,9376</text:p>
          </table:table-cell>
          <table:table-cell table:formula="of:=[.D16]/[.B16]" office:value-type="float" office:value="0.135543179453109">
            <text:p>0,1355431795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514.376">
            <text:p>1514,376</text:p>
          </table:table-cell>
          <table:table-cell office:value-type="float" office:value="1723">
            <text:p>1723</text:p>
          </table:table-cell>
          <table:table-cell table:formula="of:=[.C17]-[.B17]" office:value-type="float" office:value="208.624">
            <text:p>208,624</text:p>
          </table:table-cell>
          <table:table-cell table:formula="of:=[.D17]/[.B17]" office:value-type="float" office:value="0.137762352282392">
            <text:p>0,1377623523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07.5824">
            <text:p>1607,5824</text:p>
          </table:table-cell>
          <table:table-cell office:value-type="float" office:value="1839">
            <text:p>1839</text:p>
          </table:table-cell>
          <table:table-cell table:formula="of:=[.C18]-[.B18]" office:value-type="float" office:value="231.4176">
            <text:p>231,4176</text:p>
          </table:table-cell>
          <table:table-cell table:formula="of:=[.D18]/[.B18]" office:value-type="float" office:value="0.143953802927925">
            <text:p>0,1439538029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709.0272">
            <text:p>1709,0272</text:p>
          </table:table-cell>
          <table:table-cell office:value-type="float" office:value="1955">
            <text:p>1955</text:p>
          </table:table-cell>
          <table:table-cell table:formula="of:=[.C19]-[.B19]" office:value-type="float" office:value="245.9728">
            <text:p>245,9728</text:p>
          </table:table-cell>
          <table:table-cell table:formula="of:=[.D19]/[.B19]" office:value-type="float" office:value="0.143925620376317">
            <text:p>0,1439256204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813.9376">
            <text:p>1813,9376</text:p>
          </table:table-cell>
          <table:table-cell office:value-type="float" office:value="2070">
            <text:p>2070</text:p>
          </table:table-cell>
          <table:table-cell table:formula="of:=[.C20]-[.B20]" office:value-type="float" office:value="256.0624">
            <text:p>256,0624</text:p>
          </table:table-cell>
          <table:table-cell table:formula="of:=[.D20]/[.B20]" office:value-type="float" office:value="0.141163841578674">
            <text:p>0,1411638416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937.51746">
            <text:p>1937,51746</text:p>
          </table:table-cell>
          <table:table-cell office:value-type="float" office:value="2180">
            <text:p>2180</text:p>
          </table:table-cell>
          <table:table-cell table:formula="of:=[.C21]-[.B21]" office:value-type="float" office:value="242.48254">
            <text:p>242,48254</text:p>
          </table:table-cell>
          <table:table-cell table:formula="of:=[.D21]/[.B21]" office:value-type="float" office:value="0.125151150895951">
            <text:p>0,1251511509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50.190476">
            <text:p>2050,190476</text:p>
          </table:table-cell>
          <table:table-cell office:value-type="float" office:value="2300">
            <text:p>2300</text:p>
          </table:table-cell>
          <table:table-cell table:formula="of:=[.C22]-[.B22]" office:value-type="float" office:value="249.809524">
            <text:p>249,809524</text:p>
          </table:table-cell>
          <table:table-cell table:formula="of:=[.D22]/[.B22]" office:value-type="float" office:value="0.121846982962962">
            <text:p>0,121846983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108.095238">
            <text:p>2108,095238</text:p>
          </table:table-cell>
          <table:table-cell office:value-type="float" office:value="2420">
            <text:p>2420</text:p>
          </table:table-cell>
          <table:table-cell table:formula="of:=[.C23]-[.B23]" office:value-type="float" office:value="311.904762">
            <text:p>311,904762</text:p>
          </table:table-cell>
          <table:table-cell table:formula="of:=[.D23]/[.B23]" office:value-type="float" office:value="0.147955726277296">
            <text:p>0,1479557263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2176.374603">
            <text:p>2176,374603</text:p>
          </table:table-cell>
          <table:table-cell office:value-type="float" office:value="2530">
            <text:p>2530</text:p>
          </table:table-cell>
          <table:table-cell table:formula="of:=[.C24]-[.B24]" office:value-type="float" office:value="353.625397">
            <text:p>353,625397</text:p>
          </table:table-cell>
          <table:table-cell table:formula="of:=[.D24]/[.B24]" office:value-type="float" office:value="0.162483699503086">
            <text:p>0,1624836995</text:p>
          </table:table-cell>
          <table:table-cell table:number-columns-repeated="2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2323.066667">
            <text:p>2323,066667</text:p>
          </table:table-cell>
          <table:table-cell office:value-type="float" office:value="2640">
            <text:p>2640</text:p>
          </table:table-cell>
          <table:table-cell table:formula="of:=[.C25]-[.B25]" office:value-type="float" office:value="316.933333">
            <text:p>316,933333</text:p>
          </table:table-cell>
          <table:table-cell table:formula="of:=[.D25]/[.B25]" office:value-type="float" office:value="0.136428858242491">
            <text:p>0,1364288582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459.263492">
            <text:p>2459,263492</text:p>
          </table:table-cell>
          <table:table-cell office:value-type="float" office:value="2760">
            <text:p>2760</text:p>
          </table:table-cell>
          <table:table-cell table:formula="of:=[.C26]-[.B26]" office:value-type="float" office:value="300.736508">
            <text:p>300,736508</text:p>
          </table:table-cell>
          <table:table-cell table:formula="of:=[.D26]/[.B26]" office:value-type="float" office:value="0.122287225007933">
            <text:p>0,122287225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540.692063">
            <text:p>2540,692063</text:p>
          </table:table-cell>
          <table:table-cell office:value-type="float" office:value="2870">
            <text:p>2870</text:p>
          </table:table-cell>
          <table:table-cell table:formula="of:=[.C27]-[.B27]" office:value-type="float" office:value="329.307937">
            <text:p>329,307937</text:p>
          </table:table-cell>
          <table:table-cell table:formula="of:=[.D27]/[.B27]" office:value-type="float" office:value="0.129613478861015">
            <text:p>0,1296134789</text:p>
          </table:table-cell>
          <table:table-cell table:number-columns-repeated="2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600.165079">
            <text:p>2600,165079</text:p>
          </table:table-cell>
          <table:table-cell office:value-type="float" office:value="2990">
            <text:p>2990</text:p>
          </table:table-cell>
          <table:table-cell table:formula="of:=[.C28]-[.B28]" office:value-type="float" office:value="389.834921">
            <text:p>389,834921</text:p>
          </table:table-cell>
          <table:table-cell table:formula="of:=[.D28]/[.B28]" office:value-type="float" office:value="0.149926988924075">
            <text:p>0,1499269889</text:p>
          </table:table-cell>
          <table:table-cell table:number-columns-repeated="2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690.520635">
            <text:p>2690,520635</text:p>
          </table:table-cell>
          <table:table-cell office:value-type="float" office:value="3100">
            <text:p>3100</text:p>
          </table:table-cell>
          <table:table-cell table:formula="of:=[.C29]-[.B29]" office:value-type="float" office:value="409.479365">
            <text:p>409,479365</text:p>
          </table:table-cell>
          <table:table-cell table:formula="of:=[.D29]/[.B29]" office:value-type="float" office:value="0.152193356063965">
            <text:p>0,1521933561</text:p>
          </table:table-cell>
          <table:table-cell table:number-columns-repeated="2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816.704762">
            <text:p>2816,704762</text:p>
          </table:table-cell>
          <table:table-cell office:value-type="float" office:value="3220">
            <text:p>3220</text:p>
          </table:table-cell>
          <table:table-cell table:formula="of:=[.C30]-[.B30]" office:value-type="float" office:value="403.295238">
            <text:p>403,295238</text:p>
          </table:table-cell>
          <table:table-cell table:formula="of:=[.D30]/[.B30]" office:value-type="float" office:value="0.143179804799151">
            <text:p>0,1431798048</text:p>
          </table:table-cell>
          <table:table-cell table:number-columns-repeated="2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956.038095">
            <text:p>2956,038095</text:p>
          </table:table-cell>
          <table:table-cell office:value-type="float" office:value="3330">
            <text:p>3330</text:p>
          </table:table-cell>
          <table:table-cell table:formula="of:=[.C31]-[.B31]" office:value-type="float" office:value="373.961905">
            <text:p>373,961905</text:p>
          </table:table-cell>
          <table:table-cell table:formula="of:=[.D31]/[.B31]" office:value-type="float" office:value="0.126507809771646">
            <text:p>0,1265078098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011.168254">
            <text:p>3011,168254</text:p>
          </table:table-cell>
          <table:table-cell office:value-type="float" office:value="3440">
            <text:p>3440</text:p>
          </table:table-cell>
          <table:table-cell table:formula="of:=[.C32]-[.B32]" office:value-type="float" office:value="428.831746">
            <text:p>428,831746</text:p>
          </table:table-cell>
          <table:table-cell table:formula="of:=[.D32]/[.B32]" office:value-type="float" office:value="0.14241374437657">
            <text:p>0,1424137444</text:p>
          </table:table-cell>
          <table:table-cell table:number-columns-repeated="2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3149.777778">
            <text:p>3149,777778</text:p>
          </table:table-cell>
          <table:table-cell office:value-type="float" office:value="3550">
            <text:p>3550</text:p>
          </table:table-cell>
          <table:table-cell table:formula="of:=[.C33]-[.B33]" office:value-type="float" office:value="400.222222">
            <text:p>400,222222</text:p>
          </table:table-cell>
          <table:table-cell table:formula="of:=[.D33]/[.B33]" office:value-type="float" office:value="0.127063637566878">
            <text:p>0,1270636376</text:p>
          </table:table-cell>
          <table:table-cell table:number-columns-repeated="2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3217.936508">
            <text:p>3217,936508</text:p>
          </table:table-cell>
          <table:table-cell office:value-type="float" office:value="3670">
            <text:p>3670</text:p>
          </table:table-cell>
          <table:table-cell table:formula="of:=[.C34]-[.B34]" office:value-type="float" office:value="452.063492">
            <text:p>452,063492</text:p>
          </table:table-cell>
          <table:table-cell table:formula="of:=[.D34]/[.B34]" office:value-type="float" office:value="0.140482415012273">
            <text:p>0,140482415</text:p>
          </table:table-cell>
          <table:table-cell table:number-columns-repeated="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314.565079">
            <text:p>3314,565079</text:p>
          </table:table-cell>
          <table:table-cell office:value-type="float" office:value="3780">
            <text:p>3780</text:p>
          </table:table-cell>
          <table:table-cell table:formula="of:=[.C35]-[.B35]" office:value-type="float" office:value="465.434921">
            <text:p>465,434921</text:p>
          </table:table-cell>
          <table:table-cell table:formula="of:=[.D35]/[.B35]" office:value-type="float" office:value="0.140421114054705">
            <text:p>0,1404211141</text:p>
          </table:table-cell>
          <table:table-cell table:number-columns-repeated="2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452.330159">
            <text:p>3452,330159</text:p>
          </table:table-cell>
          <table:table-cell office:value-type="float" office:value="3900">
            <text:p>3900</text:p>
          </table:table-cell>
          <table:table-cell table:formula="of:=[.C36]-[.B36]" office:value-type="float" office:value="447.669841">
            <text:p>447,669841</text:p>
          </table:table-cell>
          <table:table-cell table:formula="of:=[.D36]/[.B36]" office:value-type="float" office:value="0.129671792784057">
            <text:p>0,1296717928</text:p>
          </table:table-cell>
          <table:table-cell table:number-columns-repeated="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551.130159">
            <text:p>3551,130159</text:p>
          </table:table-cell>
          <table:table-cell office:value-type="float" office:value="4010">
            <text:p>4010</text:p>
          </table:table-cell>
          <table:table-cell table:formula="of:=[.C37]-[.B37]" office:value-type="float" office:value="458.869841">
            <text:p>458,869841</text:p>
          </table:table-cell>
          <table:table-cell table:formula="of:=[.D37]/[.B37]" office:value-type="float" office:value="0.12921797299855">
            <text:p>0,129217973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649.930159">
            <text:p>3649,930159</text:p>
          </table:table-cell>
          <table:table-cell office:value-type="float" office:value="4120">
            <text:p>4120</text:p>
          </table:table-cell>
          <table:table-cell table:formula="of:=[.C38]-[.B38]" office:value-type="float" office:value="470.069841">
            <text:p>470,069841</text:p>
          </table:table-cell>
          <table:table-cell table:formula="of:=[.D38]/[.B38]" office:value-type="float" office:value="0.128788722118669">
            <text:p>0,1287887221</text:p>
          </table:table-cell>
          <table:table-cell table:number-columns-repeated="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728.946032">
            <text:p>3728,946032</text:p>
          </table:table-cell>
          <table:table-cell office:value-type="float" office:value="4230">
            <text:p>4230</text:p>
          </table:table-cell>
          <table:table-cell table:formula="of:=[.C39]-[.B39]" office:value-type="float" office:value="501.053968">
            <text:p>501,053968</text:p>
          </table:table-cell>
          <table:table-cell table:formula="of:=[.D39]/[.B39]" office:value-type="float" office:value="0.134368790457196">
            <text:p>0,1343687905</text:p>
          </table:table-cell>
          <table:table-cell table:number-columns-repeated="2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3832.209524">
            <text:p>3832,209524</text:p>
          </table:table-cell>
          <table:table-cell office:value-type="float" office:value="4350">
            <text:p>4350</text:p>
          </table:table-cell>
          <table:table-cell table:formula="of:=[.C40]-[.B40]" office:value-type="float" office:value="517.790476">
            <text:p>517,790476</text:p>
          </table:table-cell>
          <table:table-cell table:formula="of:=[.D40]/[.B40]" office:value-type="float" office:value="0.135115387808843">
            <text:p>0,1351153878</text:p>
          </table:table-cell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940.177778">
            <text:p>3940,177778</text:p>
          </table:table-cell>
          <table:table-cell office:value-type="float" office:value="4450">
            <text:p>4450</text:p>
          </table:table-cell>
          <table:table-cell table:formula="of:=[.C41]-[.B41]" office:value-type="float" office:value="509.822222">
            <text:p>509,822222</text:p>
          </table:table-cell>
          <table:table-cell table:formula="of:=[.D41]/[.B41]" office:value-type="float" office:value="0.129390664768121">
            <text:p>0,1293906648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038.857143">
            <text:p>4038,857143</text:p>
          </table:table-cell>
          <table:table-cell office:value-type="float" office:value="4560">
            <text:p>4560</text:p>
          </table:table-cell>
          <table:table-cell table:formula="of:=[.C42]-[.B42]" office:value-type="float" office:value="521.142857">
            <text:p>521,142857</text:p>
          </table:table-cell>
          <table:table-cell table:formula="of:=[.D42]/[.B42]" office:value-type="float" office:value="0.129032258024581">
            <text:p>0,129032258</text:p>
          </table:table-cell>
          <table:table-cell table:number-columns-repeated="2"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4146.704762">
            <text:p>4146,704762</text:p>
          </table:table-cell>
          <table:table-cell office:value-type="float" office:value="4680">
            <text:p>4680</text:p>
          </table:table-cell>
          <table:table-cell table:formula="of:=[.C43]-[.B43]" office:value-type="float" office:value="533.295238">
            <text:p>533,295238</text:p>
          </table:table-cell>
          <table:table-cell table:formula="of:=[.D43]/[.B43]" office:value-type="float" office:value="0.128606994856992">
            <text:p>0,1286069949</text:p>
          </table:table-cell>
          <table:table-cell table:number-columns-repeated="2"/>
        </table:table-row>
        <table:table-row table:style-name="ro1">
          <table:table-cell office:value-type="string">
            <text:p>4096_voll</text:p>
          </table:table-cell>
          <table:table-cell office:value-type="float" office:value="4146.584127">
            <text:p>4146,584127</text:p>
          </table:table-cell>
          <table:table-cell office:value-type="float" office:value="4680">
            <text:p>468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AVERAGE([.E3:.E43])" office:value-type="float" office:value="0.139206062759856">
            <text:p>0,1392060628</text:p>
          </table:table-cell>
          <table:table-cell table:number-columns-repeated="2"/>
        </table:table-row>
      </table:table>
      <table:table table:name="500 mA - M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>
            <draw:frame table:end-cell-address="'500 mA - M'.M21" table:end-x="1.324cm" table:end-y="0.367cm" draw:z-index="0" draw:style-name="gr1" draw:text-style-name="P1" svg:width="15.999cm" svg:height="8.98cm" svg:x="1.132cm" svg:y="0.419cm">
              <draw:object draw:notify-on-update-of-ranges="'500 mA - M'.A2:'500 mA - M'.A43 '500 mA - M'.B1:'500 mA - M'.B1 '500 mA - M'.B2:'500 mA - M'.B43 '500 mA - M'.C1:'500 mA - M'.C1 '500 mA - M'.C2:'500 mA - M'.C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.2896">
            <text:p>24,2896</text:p>
          </table:table-cell>
          <table:table-cell office:value-type="float" office:value="27">
            <text:p>27</text:p>
          </table:table-cell>
          <table:table-cell table:formula="of:=[.C3]-[.B3]" office:value-type="float" office:value="2.7104">
            <text:p>2,7104</text:p>
          </table:table-cell>
          <table:table-cell table:formula="of:=[.D3]/[.B3]" office:value-type="float" office:value="0.111586851986035">
            <text:p>0,11158685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3.2912">
            <text:p>53,2912</text:p>
          </table:table-cell>
          <table:table-cell office:value-type="float" office:value="59">
            <text:p>59</text:p>
          </table:table-cell>
          <table:table-cell table:formula="of:=[.C4]-[.B4]" office:value-type="float" office:value="5.7088">
            <text:p>5,7088</text:p>
          </table:table-cell>
          <table:table-cell table:formula="of:=[.D4]/[.B4]" office:value-type="float" office:value="0.107124628456481">
            <text:p>0,107124628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2.232">
            <text:p>82,232</text:p>
          </table:table-cell>
          <table:table-cell office:value-type="float" office:value="90">
            <text:p>90</text:p>
          </table:table-cell>
          <table:table-cell table:formula="of:=[.C5]-[.B5]" office:value-type="float" office:value="7.768">
            <text:p>7,768</text:p>
          </table:table-cell>
          <table:table-cell table:formula="of:=[.D5]/[.B5]" office:value-type="float" office:value="0.0944644420663489">
            <text:p>0,0944644421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11.1728">
            <text:p>111,1728</text:p>
          </table:table-cell>
          <table:table-cell office:value-type="float" office:value="122">
            <text:p>122</text:p>
          </table:table-cell>
          <table:table-cell table:formula="of:=[.C6]-[.B6]" office:value-type="float" office:value="10.8272">
            <text:p>10,8272</text:p>
          </table:table-cell>
          <table:table-cell table:formula="of:=[.D6]/[.B6]" office:value-type="float" office:value="0.0973907286674439">
            <text:p>0,097390728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40.0832">
            <text:p>140,0832</text:p>
          </table:table-cell>
          <table:table-cell office:value-type="float" office:value="154">
            <text:p>154</text:p>
          </table:table-cell>
          <table:table-cell table:formula="of:=[.C7]-[.B7]" office:value-type="float" office:value="13.9168">
            <text:p>13,9168</text:p>
          </table:table-cell>
          <table:table-cell table:formula="of:=[.D7]/[.B7]" office:value-type="float" office:value="0.0993466739766082">
            <text:p>0,09934667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68.9328">
            <text:p>168,9328</text:p>
          </table:table-cell>
          <table:table-cell office:value-type="float" office:value="185">
            <text:p>185</text:p>
          </table:table-cell>
          <table:table-cell table:formula="of:=[.C8]-[.B8]" office:value-type="float" office:value="16.0672">
            <text:p>16,0672</text:p>
          </table:table-cell>
          <table:table-cell table:formula="of:=[.D8]/[.B8]" office:value-type="float" office:value="0.095110008239963">
            <text:p>0,0951100082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97.7824">
            <text:p>197,7824</text:p>
          </table:table-cell>
          <table:table-cell office:value-type="float" office:value="217">
            <text:p>217</text:p>
          </table:table-cell>
          <table:table-cell table:formula="of:=[.C9]-[.B9]" office:value-type="float" office:value="19.2176">
            <text:p>19,2176</text:p>
          </table:table-cell>
          <table:table-cell table:formula="of:=[.D9]/[.B9]" office:value-type="float" office:value="0.097165369618328">
            <text:p>0,097165369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27.2704">
            <text:p>227,2704</text:p>
          </table:table-cell>
          <table:table-cell office:value-type="float" office:value="249">
            <text:p>249</text:p>
          </table:table-cell>
          <table:table-cell table:formula="of:=[.C10]-[.B10]" office:value-type="float" office:value="21.7296">
            <text:p>21,7296</text:p>
          </table:table-cell>
          <table:table-cell table:formula="of:=[.D10]/[.B10]" office:value-type="float" office:value="0.0956112190588832">
            <text:p>0,0956112191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256.6672">
            <text:p>256,6672</text:p>
          </table:table-cell>
          <table:table-cell office:value-type="float" office:value="280">
            <text:p>280</text:p>
          </table:table-cell>
          <table:table-cell table:formula="of:=[.C11]-[.B11]" office:value-type="float" office:value="23.3328">
            <text:p>23,3328</text:p>
          </table:table-cell>
          <table:table-cell table:formula="of:=[.D11]/[.B11]" office:value-type="float" office:value="0.0909068240897163">
            <text:p>0,0909068241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4.24">
            <text:p>284,24</text:p>
          </table:table-cell>
          <table:table-cell office:value-type="float" office:value="312">
            <text:p>312</text:p>
          </table:table-cell>
          <table:table-cell table:formula="of:=[.C12]-[.B12]" office:value-type="float" office:value="27.76">
            <text:p>27,76</text:p>
          </table:table-cell>
          <table:table-cell table:formula="of:=[.D12]/[.B12]" office:value-type="float" office:value="0.0976639459611596">
            <text:p>0,097663946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13.0288">
            <text:p>313,0288</text:p>
          </table:table-cell>
          <table:table-cell office:value-type="float" office:value="343">
            <text:p>343</text:p>
          </table:table-cell>
          <table:table-cell table:formula="of:=[.C13]-[.B13]" office:value-type="float" office:value="29.9712">
            <text:p>29,9712</text:p>
          </table:table-cell>
          <table:table-cell table:formula="of:=[.D13]/[.B13]" office:value-type="float" office:value="0.0957458227485778">
            <text:p>0,0957458227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41.7568">
            <text:p>341,7568</text:p>
          </table:table-cell>
          <table:table-cell office:value-type="float" office:value="375">
            <text:p>375</text:p>
          </table:table-cell>
          <table:table-cell table:formula="of:=[.C14]-[.B14]" office:value-type="float" office:value="33.2432">
            <text:p>33,2432</text:p>
          </table:table-cell>
          <table:table-cell table:formula="of:=[.D14]/[.B14]" office:value-type="float" office:value="0.0972715100328655">
            <text:p>0,09727151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72.4608">
            <text:p>372,4608</text:p>
          </table:table-cell>
          <table:table-cell office:value-type="float" office:value="406">
            <text:p>406</text:p>
          </table:table-cell>
          <table:table-cell table:formula="of:=[.C15]-[.B15]" office:value-type="float" office:value="33.5392">
            <text:p>33,5392</text:p>
          </table:table-cell>
          <table:table-cell table:formula="of:=[.D15]/[.B15]" office:value-type="float" office:value="0.0900475969551695">
            <text:p>0,090047597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01.28">
            <text:p>401,28</text:p>
          </table:table-cell>
          <table:table-cell office:value-type="float" office:value="437">
            <text:p>437</text:p>
          </table:table-cell>
          <table:table-cell table:formula="of:=[.C16]-[.B16]" office:value-type="float" office:value="35.72">
            <text:p>35,72</text:p>
          </table:table-cell>
          <table:table-cell table:formula="of:=[.D16]/[.B16]" office:value-type="float" office:value="0.0890151515151516">
            <text:p>0,0890151515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429.9472">
            <text:p>429,9472</text:p>
          </table:table-cell>
          <table:table-cell office:value-type="float" office:value="469">
            <text:p>469</text:p>
          </table:table-cell>
          <table:table-cell table:formula="of:=[.C17]-[.B17]" office:value-type="float" office:value="39.0528">
            <text:p>39,0528</text:p>
          </table:table-cell>
          <table:table-cell table:formula="of:=[.D17]/[.B17]" office:value-type="float" office:value="0.0908316183940726">
            <text:p>0,0908316184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57.1856">
            <text:p>457,1856</text:p>
          </table:table-cell>
          <table:table-cell office:value-type="float" office:value="500">
            <text:p>500</text:p>
          </table:table-cell>
          <table:table-cell table:formula="of:=[.C18]-[.B18]" office:value-type="float" office:value="42.8144">
            <text:p>42,8144</text:p>
          </table:table-cell>
          <table:table-cell table:formula="of:=[.D18]/[.B18]" office:value-type="float" office:value="0.0936477439359419">
            <text:p>0,0936477439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485.792">
            <text:p>485,792</text:p>
          </table:table-cell>
          <table:table-cell office:value-type="float" office:value="532">
            <text:p>532</text:p>
          </table:table-cell>
          <table:table-cell table:formula="of:=[.C19]-[.B19]" office:value-type="float" office:value="46.208">
            <text:p>46,208</text:p>
          </table:table-cell>
          <table:table-cell table:formula="of:=[.D19]/[.B19]" office:value-type="float" office:value="0.0951188986232792">
            <text:p>0,0951188986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514.0336">
            <text:p>514,0336</text:p>
          </table:table-cell>
          <table:table-cell office:value-type="float" office:value="562">
            <text:p>562</text:p>
          </table:table-cell>
          <table:table-cell table:formula="of:=[.C20]-[.B20]" office:value-type="float" office:value="47.9664">
            <text:p>47,9664</text:p>
          </table:table-cell>
          <table:table-cell table:formula="of:=[.D20]/[.B20]" office:value-type="float" office:value="0.0933137444711786">
            <text:p>0,0933137445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44.1296">
            <text:p>544,1296</text:p>
          </table:table-cell>
          <table:table-cell office:value-type="float" office:value="594">
            <text:p>594</text:p>
          </table:table-cell>
          <table:table-cell table:formula="of:=[.C21]-[.B21]" office:value-type="float" office:value="49.8704">
            <text:p>49,8704</text:p>
          </table:table-cell>
          <table:table-cell table:formula="of:=[.D21]/[.B21]" office:value-type="float" office:value="0.0916516947433112">
            <text:p>0,0916516947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75.1376">
            <text:p>575,1376</text:p>
          </table:table-cell>
          <table:table-cell office:value-type="float" office:value="625">
            <text:p>625</text:p>
          </table:table-cell>
          <table:table-cell table:formula="of:=[.C22]-[.B22]" office:value-type="float" office:value="49.8624">
            <text:p>49,8624</text:p>
          </table:table-cell>
          <table:table-cell table:formula="of:=[.D22]/[.B22]" office:value-type="float" office:value="0.0866964705489608">
            <text:p>0,0866964705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01.616">
            <text:p>601,616</text:p>
          </table:table-cell>
          <table:table-cell office:value-type="float" office:value="656">
            <text:p>656</text:p>
          </table:table-cell>
          <table:table-cell table:formula="of:=[.C23]-[.B23]" office:value-type="float" office:value="54.384">
            <text:p>54,384</text:p>
          </table:table-cell>
          <table:table-cell table:formula="of:=[.D23]/[.B23]" office:value-type="float" office:value="0.0903965320071275">
            <text:p>0,090396532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31.6208">
            <text:p>631,6208</text:p>
          </table:table-cell>
          <table:table-cell office:value-type="float" office:value="687">
            <text:p>687</text:p>
          </table:table-cell>
          <table:table-cell table:formula="of:=[.C24]-[.B24]" office:value-type="float" office:value="55.3792">
            <text:p>55,3792</text:p>
          </table:table-cell>
          <table:table-cell table:formula="of:=[.D24]/[.B24]" office:value-type="float" office:value="0.0876779232096219">
            <text:p>0,0876779232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660.9264">
            <text:p>660,9264</text:p>
          </table:table-cell>
          <table:table-cell office:value-type="float" office:value="719">
            <text:p>719</text:p>
          </table:table-cell>
          <table:table-cell table:formula="of:=[.C25]-[.B25]" office:value-type="float" office:value="58.0736000000001">
            <text:p>58,0736</text:p>
          </table:table-cell>
          <table:table-cell table:formula="of:=[.D25]/[.B25]" office:value-type="float" office:value="0.0878669697563905">
            <text:p>0,0878669698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689.624">
            <text:p>689,624</text:p>
          </table:table-cell>
          <table:table-cell office:value-type="float" office:value="750">
            <text:p>750</text:p>
          </table:table-cell>
          <table:table-cell table:formula="of:=[.C26]-[.B26]" office:value-type="float" office:value="60.376">
            <text:p>60,376</text:p>
          </table:table-cell>
          <table:table-cell table:formula="of:=[.D26]/[.B26]" office:value-type="float" office:value="0.0875491572219064">
            <text:p>0,0875491572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716.2544">
            <text:p>716,2544</text:p>
          </table:table-cell>
          <table:table-cell office:value-type="float" office:value="781">
            <text:p>781</text:p>
          </table:table-cell>
          <table:table-cell table:formula="of:=[.C27]-[.B27]" office:value-type="float" office:value="64.7456">
            <text:p>64,7456</text:p>
          </table:table-cell>
          <table:table-cell table:formula="of:=[.D27]/[.B27]" office:value-type="float" office:value="0.0903946977498497">
            <text:p>0,0903946977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746.168">
            <text:p>746,168</text:p>
          </table:table-cell>
          <table:table-cell office:value-type="float" office:value="812">
            <text:p>812</text:p>
          </table:table-cell>
          <table:table-cell table:formula="of:=[.C28]-[.B28]" office:value-type="float" office:value="65.832">
            <text:p>65,832</text:p>
          </table:table-cell>
          <table:table-cell table:formula="of:=[.D28]/[.B28]" office:value-type="float" office:value="0.0882267800280902">
            <text:p>0,08822678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773.1936">
            <text:p>773,1936</text:p>
          </table:table-cell>
          <table:table-cell office:value-type="float" office:value="842">
            <text:p>842</text:p>
          </table:table-cell>
          <table:table-cell table:formula="of:=[.C29]-[.B29]" office:value-type="float" office:value="68.8064000000001">
            <text:p>68,8064</text:p>
          </table:table-cell>
          <table:table-cell table:formula="of:=[.D29]/[.B29]" office:value-type="float" office:value="0.0889898726528518">
            <text:p>0,0889898727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799.7024">
            <text:p>799,7024</text:p>
          </table:table-cell>
          <table:table-cell office:value-type="float" office:value="873">
            <text:p>873</text:p>
          </table:table-cell>
          <table:table-cell table:formula="of:=[.C30]-[.B30]" office:value-type="float" office:value="73.2976">
            <text:p>73,2976</text:p>
          </table:table-cell>
          <table:table-cell table:formula="of:=[.D30]/[.B30]" office:value-type="float" office:value="0.0916560960677372">
            <text:p>0,0916560961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31.8656">
            <text:p>831,8656</text:p>
          </table:table-cell>
          <table:table-cell office:value-type="float" office:value="905">
            <text:p>905</text:p>
          </table:table-cell>
          <table:table-cell table:formula="of:=[.C31]-[.B31]" office:value-type="float" office:value="73.1344">
            <text:p>73,1344</text:p>
          </table:table-cell>
          <table:table-cell table:formula="of:=[.D31]/[.B31]" office:value-type="float" office:value="0.0879161249124859">
            <text:p>0,0879161249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860.2592">
            <text:p>860,2592</text:p>
          </table:table-cell>
          <table:table-cell office:value-type="float" office:value="935">
            <text:p>935</text:p>
          </table:table-cell>
          <table:table-cell table:formula="of:=[.C32]-[.B32]" office:value-type="float" office:value="74.7408">
            <text:p>74,7408</text:p>
          </table:table-cell>
          <table:table-cell table:formula="of:=[.D32]/[.B32]" office:value-type="float" office:value="0.0868817212300665">
            <text:p>0,0868817212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885.9776">
            <text:p>885,9776</text:p>
          </table:table-cell>
          <table:table-cell office:value-type="float" office:value="965">
            <text:p>965</text:p>
          </table:table-cell>
          <table:table-cell table:formula="of:=[.C33]-[.B33]" office:value-type="float" office:value="79.0223999999999">
            <text:p>79,0224</text:p>
          </table:table-cell>
          <table:table-cell table:formula="of:=[.D33]/[.B33]" office:value-type="float" office:value="0.0891923226952916">
            <text:p>0,0891923227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917.472">
            <text:p>917,472</text:p>
          </table:table-cell>
          <table:table-cell office:value-type="float" office:value="996">
            <text:p>996</text:p>
          </table:table-cell>
          <table:table-cell table:formula="of:=[.C34]-[.B34]" office:value-type="float" office:value="78.528">
            <text:p>78,528</text:p>
          </table:table-cell>
          <table:table-cell table:formula="of:=[.D34]/[.B34]" office:value-type="float" office:value="0.0855917128806111">
            <text:p>0,0855917129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943.4336">
            <text:p>943,4336</text:p>
          </table:table-cell>
          <table:table-cell office:value-type="float" office:value="1027">
            <text:p>1027</text:p>
          </table:table-cell>
          <table:table-cell table:formula="of:=[.C35]-[.B35]" office:value-type="float" office:value="83.5664">
            <text:p>83,5664</text:p>
          </table:table-cell>
          <table:table-cell table:formula="of:=[.D35]/[.B35]" office:value-type="float" office:value="0.0885768749385225">
            <text:p>0,0885768749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973.56">
            <text:p>973,56</text:p>
          </table:table-cell>
          <table:table-cell office:value-type="float" office:value="1057">
            <text:p>1057</text:p>
          </table:table-cell>
          <table:table-cell table:formula="of:=[.C36]-[.B36]" office:value-type="float" office:value="83.4400000000001">
            <text:p>83,44</text:p>
          </table:table-cell>
          <table:table-cell table:formula="of:=[.D36]/[.B36]" office:value-type="float" office:value="0.0857060684498131">
            <text:p>0,0857060684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000.0688">
            <text:p>1000,0688</text:p>
          </table:table-cell>
          <table:table-cell office:value-type="float" office:value="1087">
            <text:p>1087</text:p>
          </table:table-cell>
          <table:table-cell table:formula="of:=[.C37]-[.B37]" office:value-type="float" office:value="86.9312">
            <text:p>86,9312</text:p>
          </table:table-cell>
          <table:table-cell table:formula="of:=[.D37]/[.B37]" office:value-type="float" office:value="0.0869252195448953">
            <text:p>0,0869252195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029.0704">
            <text:p>1029,0704</text:p>
          </table:table-cell>
          <table:table-cell office:value-type="float" office:value="1118">
            <text:p>1118</text:p>
          </table:table-cell>
          <table:table-cell table:formula="of:=[.C38]-[.B38]" office:value-type="float" office:value="88.9295999999999">
            <text:p>88,9296</text:p>
          </table:table-cell>
          <table:table-cell table:formula="of:=[.D38]/[.B38]" office:value-type="float" office:value="0.0864174112869245">
            <text:p>0,0864174113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058.832">
            <text:p>1058,832</text:p>
          </table:table-cell>
          <table:table-cell office:value-type="float" office:value="1148">
            <text:p>1148</text:p>
          </table:table-cell>
          <table:table-cell table:formula="of:=[.C39]-[.B39]" office:value-type="float" office:value="89.1679999999999">
            <text:p>89,168</text:p>
          </table:table-cell>
          <table:table-cell table:formula="of:=[.D39]/[.B39]" office:value-type="float" office:value="0.084213548513834">
            <text:p>0,0842135485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087.1648">
            <text:p>1087,1648</text:p>
          </table:table-cell>
          <table:table-cell office:value-type="float" office:value="1178">
            <text:p>1178</text:p>
          </table:table-cell>
          <table:table-cell table:formula="of:=[.C40]-[.B40]" office:value-type="float" office:value="90.8352">
            <text:p>90,8352</text:p>
          </table:table-cell>
          <table:table-cell table:formula="of:=[.D40]/[.B40]" office:value-type="float" office:value="0.0835523740282982">
            <text:p>0,083552374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1115.3152">
            <text:p>1115,3152</text:p>
          </table:table-cell>
          <table:table-cell office:value-type="float" office:value="1207">
            <text:p>1207</text:p>
          </table:table-cell>
          <table:table-cell table:formula="of:=[.C41]-[.B41]" office:value-type="float" office:value="91.6848">
            <text:p>91,6848</text:p>
          </table:table-cell>
          <table:table-cell table:formula="of:=[.D41]/[.B41]" office:value-type="float" office:value="0.0822052815204168">
            <text:p>0,0822052815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143.6176">
            <text:p>1143,6176</text:p>
          </table:table-cell>
          <table:table-cell office:value-type="float" office:value="1240">
            <text:p>1240</text:p>
          </table:table-cell>
          <table:table-cell table:formula="of:=[.C42]-[.B42]" office:value-type="float" office:value="96.3824">
            <text:p>96,3824</text:p>
          </table:table-cell>
          <table:table-cell table:formula="of:=[.D42]/[.B42]" office:value-type="float" office:value="0.0842785210720786">
            <text:p>0,0842785211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table:formula="of:=([.B42]-[.B41])/100*95+[.B42]" office:value-type="float" office:value="1170.50488">
            <text:p>1170,50488</text:p>
          </table:table-cell>
          <table:table-cell office:value-type="float" office:value="1272">
            <text:p>1272</text:p>
          </table:table-cell>
          <table:table-cell table:formula="of:=[.C43]-[.B43]" office:value-type="float" office:value="101.49512">
            <text:p>101,49512</text:p>
          </table:table-cell>
          <table:table-cell table:formula="of:=[.D43]/[.B43]" office:value-type="float" office:value="0.0867105483575601">
            <text:p>0,0867105484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/>
          <table:table-cell office:value-type="float" office:value="1274">
            <text:p>127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3:.E43])" office:value-type="float" office:value="0.0912350415174109">
            <text:p>0,0912350415</text:p>
          </table:table-cell>
          <table:table-cell/>
        </table:table-row>
      </table:table>
      <table:table table:name="350 mA - SS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/>
          <table:table-cell>
            <draw:frame table:end-cell-address="'350 mA - SS'.M21" table:end-x="1.8cm" table:end-y="0.452cm" draw:z-index="0" draw:style-name="gr1" draw:text-style-name="P1" svg:width="15.999cm" svg:height="8.98cm" svg:x="1.608cm" svg:y="0.053cm">
              <draw:object draw:notify-on-update-of-ranges="'350 mA - SS'.A2:'350 mA - SS'.A43 '350 mA - SS'.B1:'350 mA - SS'.B1 '350 mA - SS'.B2:'350 mA - SS'.B43 '350 mA - SS'.C1:'350 mA - SS'.C1 '350 mA - SS'.C2:'350 mA - SS'.C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3.2928">
            <text:p>63,2928</text:p>
          </table:table-cell>
          <table:table-cell office:value-type="float" office:value="73">
            <text:p>73</text:p>
          </table:table-cell>
          <table:table-cell table:formula="of:=[.C3]-[.B3]" office:value-type="float" office:value="9.7072">
            <text:p>9,7072</text:p>
          </table:table-cell>
          <table:table-cell table:formula="of:=[.D3]/[.B3]" office:value-type="float" office:value="0.153369735578138">
            <text:p>0,153369735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9.6272">
            <text:p>139,6272</text:p>
          </table:table-cell>
          <table:table-cell office:value-type="float" office:value="158">
            <text:p>158</text:p>
          </table:table-cell>
          <table:table-cell table:formula="of:=[.C4]-[.B4]" office:value-type="float" office:value="18.3728">
            <text:p>18,3728</text:p>
          </table:table-cell>
          <table:table-cell table:formula="of:=[.D4]/[.B4]" office:value-type="float" office:value="0.131584676911089">
            <text:p>0,1315846769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2.5264">
            <text:p>212,5264</text:p>
          </table:table-cell>
          <table:table-cell office:value-type="float" office:value="243">
            <text:p>243</text:p>
          </table:table-cell>
          <table:table-cell table:formula="of:=[.C5]-[.B5]" office:value-type="float" office:value="30.4736">
            <text:p>30,4736</text:p>
          </table:table-cell>
          <table:table-cell table:formula="of:=[.D5]/[.B5]" office:value-type="float" office:value="0.143387362699411">
            <text:p>0,143387362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6.8848">
            <text:p>286,8848</text:p>
          </table:table-cell>
          <table:table-cell office:value-type="float" office:value="328">
            <text:p>328</text:p>
          </table:table-cell>
          <table:table-cell table:formula="of:=[.C6]-[.B6]" office:value-type="float" office:value="41.1152">
            <text:p>41,1152</text:p>
          </table:table-cell>
          <table:table-cell table:formula="of:=[.D6]/[.B6]" office:value-type="float" office:value="0.143316062754109">
            <text:p>0,143316062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61.304">
            <text:p>361,304</text:p>
          </table:table-cell>
          <table:table-cell office:value-type="float" office:value="413">
            <text:p>413</text:p>
          </table:table-cell>
          <table:table-cell table:formula="of:=[.C7]-[.B7]" office:value-type="float" office:value="51.696">
            <text:p>51,696</text:p>
          </table:table-cell>
          <table:table-cell table:formula="of:=[.D7]/[.B7]" office:value-type="float" office:value="0.143081726191794">
            <text:p>0,143081726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37.912">
            <text:p>437,912</text:p>
          </table:table-cell>
          <table:table-cell office:value-type="float" office:value="497">
            <text:p>497</text:p>
          </table:table-cell>
          <table:table-cell table:formula="of:=[.C8]-[.B8]" office:value-type="float" office:value="59.088">
            <text:p>59,088</text:p>
          </table:table-cell>
          <table:table-cell table:formula="of:=[.D8]/[.B8]" office:value-type="float" office:value="0.13493121905771">
            <text:p>0,1349312191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10.0816">
            <text:p>510,0816</text:p>
          </table:table-cell>
          <table:table-cell office:value-type="float" office:value="582">
            <text:p>582</text:p>
          </table:table-cell>
          <table:table-cell table:formula="of:=[.C9]-[.B9]" office:value-type="float" office:value="71.9184">
            <text:p>71,9184</text:p>
          </table:table-cell>
          <table:table-cell table:formula="of:=[.D9]/[.B9]" office:value-type="float" office:value="0.140993911562385">
            <text:p>0,1409939116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85.5648">
            <text:p>585,5648</text:p>
          </table:table-cell>
          <table:table-cell office:value-type="float" office:value="666">
            <text:p>666</text:p>
          </table:table-cell>
          <table:table-cell table:formula="of:=[.C10]-[.B10]" office:value-type="float" office:value="80.4352">
            <text:p>80,4352</text:p>
          </table:table-cell>
          <table:table-cell table:formula="of:=[.D10]/[.B10]" office:value-type="float" office:value="0.137363448076114">
            <text:p>0,1373634481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660.8352">
            <text:p>660,8352</text:p>
          </table:table-cell>
          <table:table-cell office:value-type="float" office:value="751">
            <text:p>751</text:p>
          </table:table-cell>
          <table:table-cell table:formula="of:=[.C11]-[.B11]" office:value-type="float" office:value="90.1648">
            <text:p>90,1648</text:p>
          </table:table-cell>
          <table:table-cell table:formula="of:=[.D11]/[.B11]" office:value-type="float" office:value="0.136440673862409">
            <text:p>0,1364406739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33.1872">
            <text:p>733,1872</text:p>
          </table:table-cell>
          <table:table-cell office:value-type="float" office:value="836">
            <text:p>836</text:p>
          </table:table-cell>
          <table:table-cell table:formula="of:=[.C12]-[.B12]" office:value-type="float" office:value="102.8128">
            <text:p>102,8128</text:p>
          </table:table-cell>
          <table:table-cell table:formula="of:=[.D12]/[.B12]" office:value-type="float" office:value="0.14022721618708">
            <text:p>0,1402272162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813.2912">
            <text:p>813,2912</text:p>
          </table:table-cell>
          <table:table-cell office:value-type="float" office:value="920">
            <text:p>920</text:p>
          </table:table-cell>
          <table:table-cell table:formula="of:=[.C13]-[.B13]" office:value-type="float" office:value="106.7088">
            <text:p>106,7088</text:p>
          </table:table-cell>
          <table:table-cell table:formula="of:=[.D13]/[.B13]" office:value-type="float" office:value="0.131206141170592">
            <text:p>0,1312061412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881.7216">
            <text:p>881,7216</text:p>
          </table:table-cell>
          <table:table-cell office:value-type="float" office:value="1005">
            <text:p>1005</text:p>
          </table:table-cell>
          <table:table-cell table:formula="of:=[.C14]-[.B14]" office:value-type="float" office:value="123.2784">
            <text:p>123,2784</text:p>
          </table:table-cell>
          <table:table-cell table:formula="of:=[.D14]/[.B14]" office:value-type="float" office:value="0.139815560830085">
            <text:p>0,1398155608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957.9344">
            <text:p>957,9344</text:p>
          </table:table-cell>
          <table:table-cell office:value-type="float" office:value="1090">
            <text:p>1090</text:p>
          </table:table-cell>
          <table:table-cell table:formula="of:=[.C15]-[.B15]" office:value-type="float" office:value="132.0656">
            <text:p>132,0656</text:p>
          </table:table-cell>
          <table:table-cell table:formula="of:=[.D15]/[.B15]" office:value-type="float" office:value="0.137864972799808">
            <text:p>0,1378649728</text:p>
          </table:table-cell>
          <table:table-cell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34.2992">
            <text:p>1034,2992</text:p>
          </table:table-cell>
          <table:table-cell office:value-type="float" office:value="1174">
            <text:p>1174</text:p>
          </table:table-cell>
          <table:table-cell table:formula="of:=[.C16]-[.B16]" office:value-type="float" office:value="139.7008">
            <text:p>139,7008</text:p>
          </table:table-cell>
          <table:table-cell table:formula="of:=[.D16]/[.B16]" office:value-type="float" office:value="0.135068073145566">
            <text:p>0,1350680731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104.9792">
            <text:p>1104,9792</text:p>
          </table:table-cell>
          <table:table-cell office:value-type="float" office:value="1259">
            <text:p>1259</text:p>
          </table:table-cell>
          <table:table-cell table:formula="of:=[.C17]-[.B17]" office:value-type="float" office:value="154.0208">
            <text:p>154,0208</text:p>
          </table:table-cell>
          <table:table-cell table:formula="of:=[.D17]/[.B17]" office:value-type="float" office:value="0.13938796313994">
            <text:p>0,1393879631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179.216">
            <text:p>1179,216</text:p>
          </table:table-cell>
          <table:table-cell office:value-type="float" office:value="1343">
            <text:p>1343</text:p>
          </table:table-cell>
          <table:table-cell table:formula="of:=[.C18]-[.B18]" office:value-type="float" office:value="163.784">
            <text:p>163,784</text:p>
          </table:table-cell>
          <table:table-cell table:formula="of:=[.D18]/[.B18]" office:value-type="float" office:value="0.138892280973121">
            <text:p>0,138892281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257.4656">
            <text:p>1257,4656</text:p>
          </table:table-cell>
          <table:table-cell office:value-type="float" office:value="1428">
            <text:p>1428</text:p>
          </table:table-cell>
          <table:table-cell table:formula="of:=[.C19]-[.B19]" office:value-type="float" office:value="170.5344">
            <text:p>170,5344</text:p>
          </table:table-cell>
          <table:table-cell table:formula="of:=[.D19]/[.B19]" office:value-type="float" office:value="0.135617546913411">
            <text:p>0,1356175469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331.7936">
            <text:p>1331,7936</text:p>
          </table:table-cell>
          <table:table-cell office:value-type="float" office:value="1512">
            <text:p>1512</text:p>
          </table:table-cell>
          <table:table-cell table:formula="of:=[.C20]-[.B20]" office:value-type="float" office:value="180.2064">
            <text:p>180,2064</text:p>
          </table:table-cell>
          <table:table-cell table:formula="of:=[.D20]/[.B20]" office:value-type="float" office:value="0.135311057208865">
            <text:p>0,1353110572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402.2608">
            <text:p>1402,2608</text:p>
          </table:table-cell>
          <table:table-cell office:value-type="float" office:value="1597">
            <text:p>1597</text:p>
          </table:table-cell>
          <table:table-cell table:formula="of:=[.C21]-[.B21]" office:value-type="float" office:value="194.7392">
            <text:p>194,7392</text:p>
          </table:table-cell>
          <table:table-cell table:formula="of:=[.D21]/[.B21]" office:value-type="float" office:value="0.138875165019232">
            <text:p>0,138875165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76.4976">
            <text:p>1476,4976</text:p>
          </table:table-cell>
          <table:table-cell office:value-type="float" office:value="1681">
            <text:p>1681</text:p>
          </table:table-cell>
          <table:table-cell table:formula="of:=[.C22]-[.B22]" office:value-type="float" office:value="204.5024">
            <text:p>204,5024</text:p>
          </table:table-cell>
          <table:table-cell table:formula="of:=[.D22]/[.B22]" office:value-type="float" office:value="0.138505067668244">
            <text:p>0,1385050677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557.7872">
            <text:p>1557,7872</text:p>
          </table:table-cell>
          <table:table-cell office:value-type="float" office:value="1766">
            <text:p>1766</text:p>
          </table:table-cell>
          <table:table-cell table:formula="of:=[.C23]-[.B23]" office:value-type="float" office:value="208.2128">
            <text:p>208,2128</text:p>
          </table:table-cell>
          <table:table-cell table:formula="of:=[.D23]/[.B23]" office:value-type="float" office:value="0.133659334214583">
            <text:p>0,1336593342</text:p>
          </table:table-cell>
          <table:table-cell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633.9392">
            <text:p>1633,9392</text:p>
          </table:table-cell>
          <table:table-cell office:value-type="float" office:value="1850">
            <text:p>1850</text:p>
          </table:table-cell>
          <table:table-cell table:formula="of:=[.C24]-[.B24]" office:value-type="float" office:value="216.0608">
            <text:p>216,0608</text:p>
          </table:table-cell>
          <table:table-cell table:formula="of:=[.D24]/[.B24]" office:value-type="float" office:value="0.132233072075142">
            <text:p>0,1322330721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1705.3184">
            <text:p>1705,3184</text:p>
          </table:table-cell>
          <table:table-cell office:value-type="float" office:value="1935">
            <text:p>1935</text:p>
          </table:table-cell>
          <table:table-cell table:formula="of:=[.C25]-[.B25]" office:value-type="float" office:value="229.6816">
            <text:p>229,6816</text:p>
          </table:table-cell>
          <table:table-cell table:formula="of:=[.D25]/[.B25]" office:value-type="float" office:value="0.134685464016573">
            <text:p>0,134685464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773.7488">
            <text:p>1773,7488</text:p>
          </table:table-cell>
          <table:table-cell office:value-type="float" office:value="2020">
            <text:p>2020</text:p>
          </table:table-cell>
          <table:table-cell table:formula="of:=[.C26]-[.B26]" office:value-type="float" office:value="246.2512">
            <text:p>246,2512</text:p>
          </table:table-cell>
          <table:table-cell table:formula="of:=[.D26]/[.B26]" office:value-type="float" office:value="0.138830932542421">
            <text:p>0,1388309325</text:p>
          </table:table-cell>
          <table:table-cell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849.7488">
            <text:p>1849,7488</text:p>
          </table:table-cell>
          <table:table-cell office:value-type="float" office:value="2110">
            <text:p>2110</text:p>
          </table:table-cell>
          <table:table-cell table:formula="of:=[.C27]-[.B27]" office:value-type="float" office:value="260.2512">
            <text:p>260,2512</text:p>
          </table:table-cell>
          <table:table-cell table:formula="of:=[.D27]/[.B27]" office:value-type="float" office:value="0.140695428481965">
            <text:p>0,1406954285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919.904762">
            <text:p>1919,904762</text:p>
          </table:table-cell>
          <table:table-cell office:value-type="float" office:value="2190">
            <text:p>2190</text:p>
          </table:table-cell>
          <table:table-cell table:formula="of:=[.C28]-[.B28]" office:value-type="float" office:value="270.095238">
            <text:p>270,095238</text:p>
          </table:table-cell>
          <table:table-cell table:formula="of:=[.D28]/[.B28]" office:value-type="float" office:value="0.140681581371066">
            <text:p>0,1406815814</text:p>
          </table:table-cell>
          <table:table-cell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2020.031746">
            <text:p>2020,031746</text:p>
          </table:table-cell>
          <table:table-cell office:value-type="float" office:value="2280">
            <text:p>2280</text:p>
          </table:table-cell>
          <table:table-cell table:formula="of:=[.C29]-[.B29]" office:value-type="float" office:value="259.968254">
            <text:p>259,968254</text:p>
          </table:table-cell>
          <table:table-cell table:formula="of:=[.D29]/[.B29]" office:value-type="float" office:value="0.128695132893223">
            <text:p>0,1286951329</text:p>
          </table:table-cell>
          <table:table-cell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092.774603">
            <text:p>2092,774603</text:p>
          </table:table-cell>
          <table:table-cell office:value-type="float" office:value="2360">
            <text:p>2360</text:p>
          </table:table-cell>
          <table:table-cell table:formula="of:=[.C30]-[.B30]" office:value-type="float" office:value="267.225397">
            <text:p>267,225397</text:p>
          </table:table-cell>
          <table:table-cell table:formula="of:=[.D30]/[.B30]" office:value-type="float" office:value="0.127689525960862">
            <text:p>0,127689526</text:p>
          </table:table-cell>
          <table:table-cell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2133.790476">
            <text:p>2133,790476</text:p>
          </table:table-cell>
          <table:table-cell office:value-type="float" office:value="2450">
            <text:p>2450</text:p>
          </table:table-cell>
          <table:table-cell table:formula="of:=[.C31]-[.B31]" office:value-type="float" office:value="316.209524">
            <text:p>316,209524</text:p>
          </table:table-cell>
          <table:table-cell table:formula="of:=[.D31]/[.B31]" office:value-type="float" office:value="0.148191459075572">
            <text:p>0,1481914591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2199.898413">
            <text:p>2199,898413</text:p>
          </table:table-cell>
          <table:table-cell office:value-type="float" office:value="2530">
            <text:p>2530</text:p>
          </table:table-cell>
          <table:table-cell table:formula="of:=[.C32]-[.B32]" office:value-type="float" office:value="330.101587">
            <text:p>330,101587</text:p>
          </table:table-cell>
          <table:table-cell table:formula="of:=[.D32]/[.B32]" office:value-type="float" office:value="0.150053104747615">
            <text:p>0,1500531047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2304.006349">
            <text:p>2304,006349</text:p>
          </table:table-cell>
          <table:table-cell office:value-type="float" office:value="2610">
            <text:p>2610</text:p>
          </table:table-cell>
          <table:table-cell table:formula="of:=[.C33]-[.B33]" office:value-type="float" office:value="305.993651">
            <text:p>305,993651</text:p>
          </table:table-cell>
          <table:table-cell table:formula="of:=[.D33]/[.B33]" office:value-type="float" office:value="0.13280937838249">
            <text:p>0,1328093784</text:p>
          </table:table-cell>
          <table:table-cell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2352.501587">
            <text:p>2352,501587</text:p>
          </table:table-cell>
          <table:table-cell office:value-type="float" office:value="2700">
            <text:p>2700</text:p>
          </table:table-cell>
          <table:table-cell table:formula="of:=[.C34]-[.B34]" office:value-type="float" office:value="347.498413">
            <text:p>347,498413</text:p>
          </table:table-cell>
          <table:table-cell table:formula="of:=[.D34]/[.B34]" office:value-type="float" office:value="0.147714422349505">
            <text:p>0,1477144223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2439.84127">
            <text:p>2439,84127</text:p>
          </table:table-cell>
          <table:table-cell office:value-type="float" office:value="2780">
            <text:p>2780</text:p>
          </table:table-cell>
          <table:table-cell table:formula="of:=[.C35]-[.B35]" office:value-type="float" office:value="340.15873">
            <text:p>340,15873</text:p>
          </table:table-cell>
          <table:table-cell table:formula="of:=[.D35]/[.B35]" office:value-type="float" office:value="0.139418385196837">
            <text:p>0,1394183852</text:p>
          </table:table-cell>
          <table:table-cell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2529.593651">
            <text:p>2529,593651</text:p>
          </table:table-cell>
          <table:table-cell office:value-type="float" office:value="2870">
            <text:p>2870</text:p>
          </table:table-cell>
          <table:table-cell table:formula="of:=[.C36]-[.B36]" office:value-type="float" office:value="340.406349">
            <text:p>340,406349</text:p>
          </table:table-cell>
          <table:table-cell table:formula="of:=[.D36]/[.B36]" office:value-type="float" office:value="0.134569577554652">
            <text:p>0,1345695776</text:p>
          </table:table-cell>
          <table:table-cell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2602.457143">
            <text:p>2602,457143</text:p>
          </table:table-cell>
          <table:table-cell office:value-type="float" office:value="2950">
            <text:p>2950</text:p>
          </table:table-cell>
          <table:table-cell table:formula="of:=[.C37]-[.B37]" office:value-type="float" office:value="347.542857">
            <text:p>347,542857</text:p>
          </table:table-cell>
          <table:table-cell table:formula="of:=[.D37]/[.B37]" office:value-type="float" office:value="0.133544123074153">
            <text:p>0,1335441231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2657.104762">
            <text:p>2657,104762</text:p>
          </table:table-cell>
          <table:table-cell office:value-type="float" office:value="3040">
            <text:p>3040</text:p>
          </table:table-cell>
          <table:table-cell table:formula="of:=[.C38]-[.B38]" office:value-type="float" office:value="382.895238">
            <text:p>382,895238</text:p>
          </table:table-cell>
          <table:table-cell table:formula="of:=[.D38]/[.B38]" office:value-type="float" office:value="0.144102424366511">
            <text:p>0,1441024244</text:p>
          </table:table-cell>
          <table:table-cell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2733.346032">
            <text:p>2733,346032</text:p>
          </table:table-cell>
          <table:table-cell office:value-type="float" office:value="3120">
            <text:p>3120</text:p>
          </table:table-cell>
          <table:table-cell table:formula="of:=[.C39]-[.B39]" office:value-type="float" office:value="386.653968">
            <text:p>386,653968</text:p>
          </table:table-cell>
          <table:table-cell table:formula="of:=[.D39]/[.B39]" office:value-type="float" office:value="0.141458111586803">
            <text:p>0,1414581116</text:p>
          </table:table-cell>
          <table:table-cell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2814.774603">
            <text:p>2814,774603</text:p>
          </table:table-cell>
          <table:table-cell office:value-type="float" office:value="3210">
            <text:p>3210</text:p>
          </table:table-cell>
          <table:table-cell table:formula="of:=[.C40]-[.B40]" office:value-type="float" office:value="395.225397">
            <text:p>395,225397</text:p>
          </table:table-cell>
          <table:table-cell table:formula="of:=[.D40]/[.B40]" office:value-type="float" office:value="0.140411028498967">
            <text:p>0,1404110285</text:p>
          </table:table-cell>
          <table:table-cell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2892.704762">
            <text:p>2892,704762</text:p>
          </table:table-cell>
          <table:table-cell office:value-type="float" office:value="3290">
            <text:p>3290</text:p>
          </table:table-cell>
          <table:table-cell table:formula="of:=[.C41]-[.B41]" office:value-type="float" office:value="397.295238">
            <text:p>397,295238</text:p>
          </table:table-cell>
          <table:table-cell table:formula="of:=[.D41]/[.B41]" office:value-type="float" office:value="0.137343860050658">
            <text:p>0,1373438601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964.965079">
            <text:p>2964,965079</text:p>
          </table:table-cell>
          <table:table-cell office:value-type="float" office:value="3370">
            <text:p>3370</text:p>
          </table:table-cell>
          <table:table-cell table:formula="of:=[.C42]-[.B42]" office:value-type="float" office:value="405.034921">
            <text:p>405,034921</text:p>
          </table:table-cell>
          <table:table-cell table:formula="of:=[.D42]/[.B42]" office:value-type="float" office:value="0.136606978567386">
            <text:p>0,1366069786</text:p>
          </table:table-cell>
          <table:table-cell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3041.809524">
            <text:p>3041,809524</text:p>
          </table:table-cell>
          <table:table-cell office:value-type="float" office:value="3460">
            <text:p>3460</text:p>
          </table:table-cell>
          <table:table-cell table:formula="of:=[.C43]-[.B43]" office:value-type="float" office:value="418.190476">
            <text:p>418,190476</text:p>
          </table:table-cell>
          <table:table-cell table:formula="of:=[.D43]/[.B43]" office:value-type="float" office:value="0.13748082274727">
            <text:p>0,1374808227</text:p>
          </table:table-cell>
          <table:table-cell/>
        </table:table-row>
        <table:table-row table:style-name="ro1">
          <table:table-cell office:value-type="string">
            <text:p>4096_voll</text:p>
          </table:table-cell>
          <table:table-cell office:value-type="float" office:value="3041.085714">
            <text:p>3041,085714</text:p>
          </table:table-cell>
          <table:table-cell office:value-type="float" office:value="3460">
            <text:p>346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AVERAGE([.E3:.E43])" office:value-type="float" office:value="0.138441805109838">
            <text:p>0,1384418051</text:p>
          </table:table-cell>
          <table:table-cell/>
        </table:table-row>
      </table:table>
      <table:table table:name="350 mA - M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>
            <text:p>Pwm-wert</text:p>
          </table:table-cell>
          <table:table-cell office:value-type="string">
            <text:p>Lux I2C</text:p>
          </table:table-cell>
          <table:table-cell office:value-type="string">
            <text:p>Lux Meter</text:p>
          </table:table-cell>
          <table:table-cell office:value-type="string">
            <text:p>Differenz</text:p>
          </table:table-cell>
          <table:table-cell office:value-type="string">
            <text:p>Anstieg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.3312">
            <text:p>18,3312</text:p>
          </table:table-cell>
          <table:table-cell office:value-type="float" office:value="20">
            <text:p>20</text:p>
          </table:table-cell>
          <table:table-cell table:formula="of:=[.C3]-[.B3]" office:value-type="float" office:value="1.6688">
            <text:p>1,6688</text:p>
          </table:table-cell>
          <table:table-cell table:formula="of:=[.D3]/[.B3]" office:value-type="float" office:value="0.0910360478310204">
            <text:p>0,0910360478</text:p>
          </table:table-cell>
          <table:table-cell/>
          <table:table-cell>
            <draw:frame table:end-cell-address="'350 mA - M'.N23" table:end-x="1.939cm" table:end-y="0.081cm" draw:z-index="0" draw:style-name="gr1" draw:text-style-name="P1" svg:width="15.999cm" svg:height="9.001cm" svg:x="1.747cm" svg:y="0.112cm">
              <draw:object draw:notify-on-update-of-ranges="'350 mA - M'.A2:'350 mA - M'.A43 '350 mA - M'.B1:'350 mA - M'.B1 '350 mA - M'.B2:'350 mA - M'.B43 '350 mA - M'.C1:'350 mA - M'.C1 '350 mA - M'.C2:'350 mA - M'.C4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.9456">
            <text:p>39,9456</text:p>
          </table:table-cell>
          <table:table-cell office:value-type="float" office:value="43">
            <text:p>43</text:p>
          </table:table-cell>
          <table:table-cell table:formula="of:=[.C4]-[.B4]" office:value-type="float" office:value="3.0544">
            <text:p>3,0544</text:p>
          </table:table-cell>
          <table:table-cell table:formula="of:=[.D4]/[.B4]" office:value-type="float" office:value="0.0764639910277978">
            <text:p>0,07646399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1.4992">
            <text:p>61,4992</text:p>
          </table:table-cell>
          <table:table-cell office:value-type="float" office:value="66">
            <text:p>66</text:p>
          </table:table-cell>
          <table:table-cell table:formula="of:=[.C5]-[.B5]" office:value-type="float" office:value="4.5008">
            <text:p>4,5008</text:p>
          </table:table-cell>
          <table:table-cell table:formula="of:=[.D5]/[.B5]" office:value-type="float" office:value="0.0731846918333897">
            <text:p>0,073184691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3.9648">
            <text:p>83,9648</text:p>
          </table:table-cell>
          <table:table-cell office:value-type="float" office:value="89">
            <text:p>89</text:p>
          </table:table-cell>
          <table:table-cell table:formula="of:=[.C6]-[.B6]" office:value-type="float" office:value="5.0352">
            <text:p>5,0352</text:p>
          </table:table-cell>
          <table:table-cell table:formula="of:=[.D6]/[.B6]" office:value-type="float" office:value="0.0599679865848546">
            <text:p>0,0599679866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4.576">
            <text:p>104,576</text:p>
          </table:table-cell>
          <table:table-cell office:value-type="float" office:value="112">
            <text:p>112</text:p>
          </table:table-cell>
          <table:table-cell table:formula="of:=[.C7]-[.B7]" office:value-type="float" office:value="7.42400000000001">
            <text:p>7,424</text:p>
          </table:table-cell>
          <table:table-cell table:formula="of:=[.D7]/[.B7]" office:value-type="float" office:value="0.0709914320685435">
            <text:p>0,0709914321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27.5888">
            <text:p>127,5888</text:p>
          </table:table-cell>
          <table:table-cell office:value-type="float" office:value="136">
            <text:p>136</text:p>
          </table:table-cell>
          <table:table-cell table:formula="of:=[.C8]-[.B8]" office:value-type="float" office:value="8.41119999999999">
            <text:p>8,4112</text:p>
          </table:table-cell>
          <table:table-cell table:formula="of:=[.D8]/[.B8]" office:value-type="float" office:value="0.0659242817551383">
            <text:p>0,065924281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9.3552">
            <text:p>149,3552</text:p>
          </table:table-cell>
          <table:table-cell office:value-type="float" office:value="159">
            <text:p>159</text:p>
          </table:table-cell>
          <table:table-cell table:formula="of:=[.C9]-[.B9]" office:value-type="float" office:value="9.6448">
            <text:p>9,6448</text:p>
          </table:table-cell>
          <table:table-cell table:formula="of:=[.D9]/[.B9]" office:value-type="float" office:value="0.0645762584764374">
            <text:p>0,0645762585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69.0848">
            <text:p>169,0848</text:p>
          </table:table-cell>
          <table:table-cell office:value-type="float" office:value="182">
            <text:p>182</text:p>
          </table:table-cell>
          <table:table-cell table:formula="of:=[.C10]-[.B10]" office:value-type="float" office:value="12.9152">
            <text:p>12,9152</text:p>
          </table:table-cell>
          <table:table-cell table:formula="of:=[.D10]/[.B10]" office:value-type="float" office:value="0.0763829746967202">
            <text:p>0,0763829747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92.7968">
            <text:p>192,7968</text:p>
          </table:table-cell>
          <table:table-cell office:value-type="float" office:value="205">
            <text:p>205</text:p>
          </table:table-cell>
          <table:table-cell table:formula="of:=[.C11]-[.B11]" office:value-type="float" office:value="12.2032">
            <text:p>12,2032</text:p>
          </table:table-cell>
          <table:table-cell table:formula="of:=[.D11]/[.B11]" office:value-type="float" office:value="0.0632956563594417">
            <text:p>0,0632956564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12.4656">
            <text:p>212,4656</text:p>
          </table:table-cell>
          <table:table-cell office:value-type="float" office:value="228">
            <text:p>228</text:p>
          </table:table-cell>
          <table:table-cell table:formula="of:=[.C12]-[.B12]" office:value-type="float" office:value="15.5344">
            <text:p>15,5344</text:p>
          </table:table-cell>
          <table:table-cell table:formula="of:=[.D12]/[.B12]" office:value-type="float" office:value="0.0731148948347403">
            <text:p>0,0731148948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34.1712">
            <text:p>234,1712</text:p>
          </table:table-cell>
          <table:table-cell office:value-type="float" office:value="251">
            <text:p>251</text:p>
          </table:table-cell>
          <table:table-cell table:formula="of:=[.C13]-[.B13]" office:value-type="float" office:value="16.8288">
            <text:p>16,8288</text:p>
          </table:table-cell>
          <table:table-cell table:formula="of:=[.D13]/[.B13]" office:value-type="float" office:value="0.0718653702931872">
            <text:p>0,0718653703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55.4512">
            <text:p>255,4512</text:p>
          </table:table-cell>
          <table:table-cell office:value-type="float" office:value="274">
            <text:p>274</text:p>
          </table:table-cell>
          <table:table-cell table:formula="of:=[.C14]-[.B14]" office:value-type="float" office:value="18.5488">
            <text:p>18,5488</text:p>
          </table:table-cell>
          <table:table-cell table:formula="of:=[.D14]/[.B14]" office:value-type="float" office:value="0.072611911785891">
            <text:p>0,0726119118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76.5184">
            <text:p>276,5184</text:p>
          </table:table-cell>
          <table:table-cell office:value-type="float" office:value="297">
            <text:p>297</text:p>
          </table:table-cell>
          <table:table-cell table:formula="of:=[.C15]-[.B15]" office:value-type="float" office:value="20.4816">
            <text:p>20,4816</text:p>
          </table:table-cell>
          <table:table-cell table:formula="of:=[.D15]/[.B15]" office:value-type="float" office:value="0.0740695736703236">
            <text:p>0,0740695737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99.744">
            <text:p>299,744</text:p>
          </table:table-cell>
          <table:table-cell office:value-type="float" office:value="320">
            <text:p>320</text:p>
          </table:table-cell>
          <table:table-cell table:formula="of:=[.C16]-[.B16]" office:value-type="float" office:value="20.256">
            <text:p>20,256</text:p>
          </table:table-cell>
          <table:table-cell table:formula="of:=[.D16]/[.B16]" office:value-type="float" office:value="0.0675776662752214">
            <text:p>0,0675776663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19.4432">
            <text:p>319,4432</text:p>
          </table:table-cell>
          <table:table-cell office:value-type="float" office:value="343">
            <text:p>343</text:p>
          </table:table-cell>
          <table:table-cell table:formula="of:=[.C17]-[.B17]" office:value-type="float" office:value="23.5568">
            <text:p>23,5568</text:p>
          </table:table-cell>
          <table:table-cell table:formula="of:=[.D17]/[.B17]" office:value-type="float" office:value="0.0737433133652556">
            <text:p>0,0737433134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40.8448">
            <text:p>340,8448</text:p>
          </table:table-cell>
          <table:table-cell office:value-type="float" office:value="366">
            <text:p>366</text:p>
          </table:table-cell>
          <table:table-cell table:formula="of:=[.C18]-[.B18]" office:value-type="float" office:value="25.1552">
            <text:p>25,1552</text:p>
          </table:table-cell>
          <table:table-cell table:formula="of:=[.D18]/[.B18]" office:value-type="float" office:value="0.0738025048350451">
            <text:p>0,0738025048</text:p>
          </table:table-cell>
          <table:table-cell table:number-columns-repeated="2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362.368">
            <text:p>362,368</text:p>
          </table:table-cell>
          <table:table-cell office:value-type="float" office:value="389">
            <text:p>389</text:p>
          </table:table-cell>
          <table:table-cell table:formula="of:=[.C19]-[.B19]" office:value-type="float" office:value="26.632">
            <text:p>26,632</text:p>
          </table:table-cell>
          <table:table-cell table:formula="of:=[.D19]/[.B19]" office:value-type="float" office:value="0.0734943482868245">
            <text:p>0,0734943483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86.384">
            <text:p>386,384</text:p>
          </table:table-cell>
          <table:table-cell office:value-type="float" office:value="412">
            <text:p>412</text:p>
          </table:table-cell>
          <table:table-cell table:formula="of:=[.C20]-[.B20]" office:value-type="float" office:value="25.616">
            <text:p>25,616</text:p>
          </table:table-cell>
          <table:table-cell table:formula="of:=[.D20]/[.B20]" office:value-type="float" office:value="0.0662967410658826">
            <text:p>0,0662967411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405.3232">
            <text:p>405,3232</text:p>
          </table:table-cell>
          <table:table-cell office:value-type="float" office:value="435">
            <text:p>435</text:p>
          </table:table-cell>
          <table:table-cell table:formula="of:=[.C21]-[.B21]" office:value-type="float" office:value="29.6768">
            <text:p>29,6768</text:p>
          </table:table-cell>
          <table:table-cell table:formula="of:=[.D21]/[.B21]" office:value-type="float" office:value="0.0732176199141821">
            <text:p>0,0732176199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26.7248">
            <text:p>426,7248</text:p>
          </table:table-cell>
          <table:table-cell office:value-type="float" office:value="458">
            <text:p>458</text:p>
          </table:table-cell>
          <table:table-cell table:formula="of:=[.C22]-[.B22]" office:value-type="float" office:value="31.2752">
            <text:p>31,2752</text:p>
          </table:table-cell>
          <table:table-cell table:formula="of:=[.D22]/[.B22]" office:value-type="float" office:value="0.0732912640652711">
            <text:p>0,0732912641</text:p>
          </table:table-cell>
          <table:table-cell table:number-columns-repeated="2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49.8592">
            <text:p>449,8592</text:p>
          </table:table-cell>
          <table:table-cell office:value-type="float" office:value="481">
            <text:p>481</text:p>
          </table:table-cell>
          <table:table-cell table:formula="of:=[.C23]-[.B23]" office:value-type="float" office:value="31.1408">
            <text:p>31,1408</text:p>
          </table:table-cell>
          <table:table-cell table:formula="of:=[.D23]/[.B23]" office:value-type="float" office:value="0.0692234370220727">
            <text:p>0,069223437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471.2608">
            <text:p>471,2608</text:p>
          </table:table-cell>
          <table:table-cell office:value-type="float" office:value="504">
            <text:p>504</text:p>
          </table:table-cell>
          <table:table-cell table:formula="of:=[.C24]-[.B24]" office:value-type="float" office:value="32.7392">
            <text:p>32,7392</text:p>
          </table:table-cell>
          <table:table-cell table:formula="of:=[.D24]/[.B24]" office:value-type="float" office:value="0.0694715113160271">
            <text:p>0,0694715113</text:p>
          </table:table-cell>
          <table:table-cell table:number-columns-repeated="2"/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492.8448">
            <text:p>492,8448</text:p>
          </table:table-cell>
          <table:table-cell office:value-type="float" office:value="527">
            <text:p>527</text:p>
          </table:table-cell>
          <table:table-cell table:formula="of:=[.C25]-[.B25]" office:value-type="float" office:value="34.1552">
            <text:p>34,1552</text:p>
          </table:table-cell>
          <table:table-cell table:formula="of:=[.D25]/[.B25]" office:value-type="float" office:value="0.0693021413637721">
            <text:p>0,0693021414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514.7328">
            <text:p>514,7328</text:p>
          </table:table-cell>
          <table:table-cell office:value-type="float" office:value="550">
            <text:p>550</text:p>
          </table:table-cell>
          <table:table-cell table:formula="of:=[.C26]-[.B26]" office:value-type="float" office:value="35.2672">
            <text:p>35,2672</text:p>
          </table:table-cell>
          <table:table-cell table:formula="of:=[.D26]/[.B26]" office:value-type="float" office:value="0.0685155482611561">
            <text:p>0,0685155483</text:p>
          </table:table-cell>
          <table:table-cell table:number-columns-repeated="2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36.3776">
            <text:p>536,3776</text:p>
          </table:table-cell>
          <table:table-cell office:value-type="float" office:value="573">
            <text:p>573</text:p>
          </table:table-cell>
          <table:table-cell table:formula="of:=[.C27]-[.B27]" office:value-type="float" office:value="36.6224">
            <text:p>36,6224</text:p>
          </table:table-cell>
          <table:table-cell table:formula="of:=[.D27]/[.B27]" office:value-type="float" office:value="0.0682772733238673">
            <text:p>0,0682772733</text:p>
          </table:table-cell>
          <table:table-cell table:number-columns-repeated="2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555.1344">
            <text:p>555,1344</text:p>
          </table:table-cell>
          <table:table-cell office:value-type="float" office:value="595">
            <text:p>595</text:p>
          </table:table-cell>
          <table:table-cell table:formula="of:=[.C28]-[.B28]" office:value-type="float" office:value="39.8656">
            <text:p>39,8656</text:p>
          </table:table-cell>
          <table:table-cell table:formula="of:=[.D28]/[.B28]" office:value-type="float" office:value="0.0718125196348848">
            <text:p>0,0718125196</text:p>
          </table:table-cell>
          <table:table-cell table:number-columns-repeated="2"/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576.9616">
            <text:p>576,9616</text:p>
          </table:table-cell>
          <table:table-cell office:value-type="float" office:value="618">
            <text:p>618</text:p>
          </table:table-cell>
          <table:table-cell table:formula="of:=[.C29]-[.B29]" office:value-type="float" office:value="41.0384">
            <text:p>41,0384</text:p>
          </table:table-cell>
          <table:table-cell table:formula="of:=[.D29]/[.B29]" office:value-type="float" office:value="0.0711284771811504">
            <text:p>0,0711284772</text:p>
          </table:table-cell>
          <table:table-cell table:number-columns-repeated="2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599.9744">
            <text:p>599,9744</text:p>
          </table:table-cell>
          <table:table-cell office:value-type="float" office:value="641">
            <text:p>641</text:p>
          </table:table-cell>
          <table:table-cell table:formula="of:=[.C30]-[.B30]" office:value-type="float" office:value="41.0256000000001">
            <text:p>41,0256</text:p>
          </table:table-cell>
          <table:table-cell table:formula="of:=[.D30]/[.B30]" office:value-type="float" office:value="0.0683789175004801">
            <text:p>0,0683789175</text:p>
          </table:table-cell>
          <table:table-cell table:number-columns-repeated="2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621.8928">
            <text:p>621,8928</text:p>
          </table:table-cell>
          <table:table-cell office:value-type="float" office:value="663">
            <text:p>663</text:p>
          </table:table-cell>
          <table:table-cell table:formula="of:=[.C31]-[.B31]" office:value-type="float" office:value="41.1072">
            <text:p>41,1072</text:p>
          </table:table-cell>
          <table:table-cell table:formula="of:=[.D31]/[.B31]" office:value-type="float" office:value="0.0661001381588596">
            <text:p>0,0661001382</text:p>
          </table:table-cell>
          <table:table-cell table:number-columns-repeated="2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643.3552">
            <text:p>643,3552</text:p>
          </table:table-cell>
          <table:table-cell office:value-type="float" office:value="686">
            <text:p>686</text:p>
          </table:table-cell>
          <table:table-cell table:formula="of:=[.C32]-[.B32]" office:value-type="float" office:value="42.6448">
            <text:p>42,6448</text:p>
          </table:table-cell>
          <table:table-cell table:formula="of:=[.D32]/[.B32]" office:value-type="float" office:value="0.0662850008828716">
            <text:p>0,0662850009</text:p>
          </table:table-cell>
          <table:table-cell table:number-columns-repeated="2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664.5136">
            <text:p>664,5136</text:p>
          </table:table-cell>
          <table:table-cell office:value-type="float" office:value="709">
            <text:p>709</text:p>
          </table:table-cell>
          <table:table-cell table:formula="of:=[.C33]-[.B33]" office:value-type="float" office:value="44.4864">
            <text:p>44,4864</text:p>
          </table:table-cell>
          <table:table-cell table:formula="of:=[.D33]/[.B33]" office:value-type="float" office:value="0.0669458081821049">
            <text:p>0,0669458082</text:p>
          </table:table-cell>
          <table:table-cell table:number-columns-repeated="2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684.6992">
            <text:p>684,6992</text:p>
          </table:table-cell>
          <table:table-cell office:value-type="float" office:value="732">
            <text:p>732</text:p>
          </table:table-cell>
          <table:table-cell table:formula="of:=[.C34]-[.B34]" office:value-type="float" office:value="47.3008">
            <text:p>47,3008</text:p>
          </table:table-cell>
          <table:table-cell table:formula="of:=[.D34]/[.B34]" office:value-type="float" office:value="0.0690825986068042">
            <text:p>0,0690825986</text:p>
          </table:table-cell>
          <table:table-cell table:number-columns-repeated="2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05.432">
            <text:p>705,432</text:p>
          </table:table-cell>
          <table:table-cell office:value-type="float" office:value="755">
            <text:p>755</text:p>
          </table:table-cell>
          <table:table-cell table:formula="of:=[.C35]-[.B35]" office:value-type="float" office:value="49.568">
            <text:p>49,568</text:p>
          </table:table-cell>
          <table:table-cell table:formula="of:=[.D35]/[.B35]" office:value-type="float" office:value="0.0702661631454201">
            <text:p>0,0702661631</text:p>
          </table:table-cell>
          <table:table-cell table:number-columns-repeated="2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728.6272">
            <text:p>728,6272</text:p>
          </table:table-cell>
          <table:table-cell office:value-type="float" office:value="777">
            <text:p>777</text:p>
          </table:table-cell>
          <table:table-cell table:formula="of:=[.C36]-[.B36]" office:value-type="float" office:value="48.3728">
            <text:p>48,3728</text:p>
          </table:table-cell>
          <table:table-cell table:formula="of:=[.D36]/[.B36]" office:value-type="float" office:value="0.0663889572060993">
            <text:p>0,0663889572</text:p>
          </table:table-cell>
          <table:table-cell table:number-columns-repeated="2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749.9984">
            <text:p>749,9984</text:p>
          </table:table-cell>
          <table:table-cell office:value-type="float" office:value="800">
            <text:p>800</text:p>
          </table:table-cell>
          <table:table-cell table:formula="of:=[.C37]-[.B37]" office:value-type="float" office:value="50.0016000000001">
            <text:p>50,0016</text:p>
          </table:table-cell>
          <table:table-cell table:formula="of:=[.D37]/[.B37]" office:value-type="float" office:value="0.0666689422270768">
            <text:p>0,0666689422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771.4912">
            <text:p>771,4912</text:p>
          </table:table-cell>
          <table:table-cell office:value-type="float" office:value="823">
            <text:p>823</text:p>
          </table:table-cell>
          <table:table-cell table:formula="of:=[.C38]-[.B38]" office:value-type="float" office:value="51.5088">
            <text:p>51,5088</text:p>
          </table:table-cell>
          <table:table-cell table:formula="of:=[.D38]/[.B38]" office:value-type="float" office:value="0.0667652463177804">
            <text:p>0,0667652463</text:p>
          </table:table-cell>
          <table:table-cell table:number-columns-repeated="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793.0752">
            <text:p>793,0752</text:p>
          </table:table-cell>
          <table:table-cell office:value-type="float" office:value="845">
            <text:p>845</text:p>
          </table:table-cell>
          <table:table-cell table:formula="of:=[.C39]-[.B39]" office:value-type="float" office:value="51.9248">
            <text:p>51,9248</text:p>
          </table:table-cell>
          <table:table-cell table:formula="of:=[.D39]/[.B39]" office:value-type="float" office:value="0.0654727319679143">
            <text:p>0,065472732</text:p>
          </table:table-cell>
          <table:table-cell table:number-columns-repeated="2"/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813.8384">
            <text:p>813,8384</text:p>
          </table:table-cell>
          <table:table-cell office:value-type="float" office:value="868">
            <text:p>868</text:p>
          </table:table-cell>
          <table:table-cell table:formula="of:=[.C40]-[.B40]" office:value-type="float" office:value="54.1616">
            <text:p>54,1616</text:p>
          </table:table-cell>
          <table:table-cell table:formula="of:=[.D40]/[.B40]" office:value-type="float" office:value="0.0665508041891364">
            <text:p>0,0665508042</text:p>
          </table:table-cell>
          <table:table-cell table:number-columns-repeated="2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834.936">
            <text:p>834,936</text:p>
          </table:table-cell>
          <table:table-cell office:value-type="float" office:value="891">
            <text:p>891</text:p>
          </table:table-cell>
          <table:table-cell table:formula="of:=[.C41]-[.B41]" office:value-type="float" office:value="56.064">
            <text:p>56,064</text:p>
          </table:table-cell>
          <table:table-cell table:formula="of:=[.D41]/[.B41]" office:value-type="float" office:value="0.0671476616171778">
            <text:p>0,0671476616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56.1552">
            <text:p>856,1552</text:p>
          </table:table-cell>
          <table:table-cell office:value-type="float" office:value="914">
            <text:p>914</text:p>
          </table:table-cell>
          <table:table-cell table:formula="of:=[.C42]-[.B42]" office:value-type="float" office:value="57.8448">
            <text:p>57,8448</text:p>
          </table:table-cell>
          <table:table-cell table:formula="of:=[.D42]/[.B42]" office:value-type="float" office:value="0.067563451112602">
            <text:p>0,0675634511</text:p>
          </table:table-cell>
          <table:table-cell table:number-columns-repeated="2"/>
        </table:table-row>
        <table:table-row table:style-name="ro1">
          <table:table-cell office:value-type="float" office:value="4095">
            <text:p>4095</text:p>
          </table:table-cell>
          <table:table-cell office:value-type="float" office:value="879.168">
            <text:p>879,168</text:p>
          </table:table-cell>
          <table:table-cell office:value-type="float" office:value="937">
            <text:p>937</text:p>
          </table:table-cell>
          <table:table-cell table:formula="of:=[.C43]-[.B43]" office:value-type="float" office:value="57.832">
            <text:p>57,832</text:p>
          </table:table-cell>
          <table:table-cell table:formula="of:=[.D43]/[.B43]" office:value-type="float" office:value="0.0657803741719444">
            <text:p>0,0657803742</text:p>
          </table:table-cell>
          <table:table-cell table:number-columns-repeated="2"/>
        </table:table-row>
        <table:table-row table:style-name="ro1">
          <table:table-cell office:value-type="string">
            <text:p>4096_voll</text:p>
          </table:table-cell>
          <table:table-cell office:value-type="float" office:value="878.8336">
            <text:p>878,8336</text:p>
          </table:table-cell>
          <table:table-cell office:value-type="float" office:value="937">
            <text:p>93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AVERAGE([.E3:.E43])" office:value-type="float" office:value="0.0698057617662041">
            <text:p>0,069805761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11.03.2013</text:date>, <text:time>15:3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4:57:38</meta:creation-date>
    <dc:date>2013-03-11T15:37:42.08</dc:date>
    <meta:editing-duration>PT9H12M50S</meta:editing-duration>
    <meta:editing-cycles>13</meta:editing-cycles>
    <meta:generator>OpenOffice.org/3.4.1$Win32 OpenOffice.org_project/341m1$Build-9593</meta:generator>
    <meta:document-statistic meta:table-count="5" meta:cell-count="14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5.681cm" svg:y="0.315cm" chart:style-name="ch2">
          <text:p>Titanium-M-SS 350 mA</text:p>
        </chart:title>
        <chart:legend chart:legend-position="end" svg:x="13.121cm" svg:y="3.916cm" style:legend-expansion="high" chart:style-name="ch3"/>
        <chart:plot-area chart:style-name="ch4" table:cell-range-address="'350 mA - SS'.A1:'350 mA - SS'.C43" chart:data-source-has-labels="both" svg:x="1.358cm" svg:y="1.631cm" svg:width="11.123cm" svg:height="6.163cm">
          <chartooo:coordinate-region svg:x="2.35cm" svg:y="1.843cm" svg:width="9.998cm" svg:height="4.854cm"/>
          <chart:axis chart:dimension="x" chart:name="primary-x" chart:style-name="ch5" chartooo:axis-type="auto">
            <chartooo:date-scale/>
            <chart:title svg:x="4.944cm" svg:y="7.974cm" chart:style-name="ch6">
              <text:p>Beleuchtungsstärke in Lux</text:p>
            </chart:title>
            <chart:categories table:cell-range-address="'350 mA - SS'.A2:'350 mA - SS'.A43"/>
          </chart:axis>
          <chart:axis chart:dimension="y" chart:name="primary-y" chart:style-name="ch5">
            <chart:title svg:x="0.451cm" svg:y="5.563cm" chart:style-name="ch7">
              <text:p>PWM-Stufe</text:p>
            </chart:title>
            <chart:grid chart:style-name="ch8" chart:class="major"/>
          </chart:axis>
          <chart:series chart:style-name="ch9" chart:values-cell-range-address="'350 mA - SS'.B2:'350 mA - SS'.B43" chart:label-cell-address="'350 mA - SS'.B1:'350 mA - SS'.B1" chart:class="chart:line">
            <chart:data-point chart:repeated="42"/>
          </chart:series>
          <chart:series chart:style-name="ch10" chart:values-cell-range-address="'350 mA - SS'.C2:'350 mA - SS'.C43" chart:label-cell-address="'350 mA - SS'.C1:'350 mA - SS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SS'.B1:'350 mA - SS'.B1</svg:desc>
                </draw:g>
              </table:table-cell>
              <table:table-cell office:value-type="string">
                <text:p>Lux Meter</text:p>
                <draw:g>
                  <svg:desc>'350 mA - SS'.C1:'35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SS'.A2:'350 mA - SS'.A43</svg:desc>
                </draw:g>
              </table:table-cell>
              <table:table-cell office:value-type="float" office:value="0">
                <text:p>0</text:p>
                <draw:g>
                  <svg:desc>'350 mA - SS'.B2:'350 mA - SS'.B43</svg:desc>
                </draw:g>
              </table:table-cell>
              <table:table-cell office:value-type="float" office:value="0">
                <text:p>0</text:p>
                <draw:g>
                  <svg:desc>'350 mA - SS'.C2:'35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3.2928">
                <text:p>63.29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9.6272">
                <text:p>139.627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2.5264">
                <text:p>212.52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6.8848">
                <text:p>286.884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1.304">
                <text:p>361.3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7.912">
                <text:p>437.91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10.0816">
                <text:p>510.081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85.5648">
                <text:p>585.564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60.8352">
                <text:p>660.835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33.1872">
                <text:p>733.1872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13.2912">
                <text:p>813.291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81.7216">
                <text:p>881.721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57.9344">
                <text:p>957.93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34.2992">
                <text:p>1034.2992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04.9792">
                <text:p>1104.9792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79.216">
                <text:p>1179.216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57.4656">
                <text:p>1257.4656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31.7936">
                <text:p>1331.7936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02.2608">
                <text:p>1402.260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76.4976">
                <text:p>1476.4976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557.7872">
                <text:p>1557.7872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33.9392">
                <text:p>1633.9392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05.3184">
                <text:p>1705.318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773.7488">
                <text:p>1773.748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49.7488">
                <text:p>1849.7488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919.904762">
                <text:p>1919.904762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20.031746">
                <text:p>2020.031746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092.774603">
                <text:p>2092.774603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133.790476">
                <text:p>2133.790476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99.898413">
                <text:p>2199.89841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304.006349">
                <text:p>2304.006349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352.501587">
                <text:p>2352.50158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439.84127">
                <text:p>2439.8412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29.593651">
                <text:p>2529.593651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602.457143">
                <text:p>2602.457143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657.104762">
                <text:p>2657.104762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733.346032">
                <text:p>2733.346032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814.774603">
                <text:p>2814.774603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892.704762">
                <text:p>2892.704762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964.965079">
                <text:p>2964.965079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3041.809524">
                <text:p>3041.809524</text:p>
              </table:table-cell>
              <table:table-cell office:value-type="float" office:value="3460">
                <text:p>3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3cm" xlink:href=".." xlink:type="simple" chart:class="chart:line" chart:style-name="ch1">
        <chart:title svg:x="5.813cm" svg:y="0.316cm" chart:style-name="ch2">
          <text:p>Titanium-O-M 350 mA</text:p>
        </chart:title>
        <chart:legend chart:legend-position="end" svg:x="13.121cm" svg:y="3.927cm" style:legend-expansion="high" chart:style-name="ch3"/>
        <chart:plot-area chart:style-name="ch4" table:cell-range-address="'350 mA - M'.A1:'350 mA - M'.C43" chart:data-source-has-labels="both" svg:x="1.358cm" svg:y="1.635cm" svg:width="11.123cm" svg:height="6.18cm">
          <chartooo:coordinate-region svg:x="2.35cm" svg:y="1.847cm" svg:width="9.998cm" svg:height="4.871cm"/>
          <chart:axis chart:dimension="x" chart:name="primary-x" chart:style-name="ch5" chartooo:axis-type="auto">
            <chartooo:date-scale/>
            <chart:title svg:x="6.068cm" svg:y="7.996cm" chart:style-name="ch6">
              <text:p>PWM-Stufe</text:p>
            </chart:title>
            <chart:categories table:cell-range-address="'350 mA - M'.A2:'350 mA - M'.A43"/>
          </chart:axis>
          <chart:axis chart:dimension="y" chart:name="primary-y" chart:style-name="ch5">
            <chart:title svg:x="0.451cm" svg:y="6.7cm" chart:style-name="ch7">
              <text:p>Beleuchtungsstärke in Lux</text:p>
            </chart:title>
            <chart:grid chart:style-name="ch8" chart:class="major"/>
          </chart:axis>
          <chart:series chart:style-name="ch9" chart:values-cell-range-address="'350 mA - M'.B2:'350 mA - M'.B43" chart:label-cell-address="'350 mA - M'.B1:'350 mA - M'.B1" chart:class="chart:line">
            <chart:data-point chart:repeated="42"/>
          </chart:series>
          <chart:series chart:style-name="ch10" chart:values-cell-range-address="'350 mA - M'.C2:'350 mA - M'.C43" chart:label-cell-address="'350 mA - M'.C1:'350 mA - M'.C1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350 mA - M'.B1:'350 mA - M'.B1</svg:desc>
                </draw:g>
              </table:table-cell>
              <table:table-cell office:value-type="string">
                <text:p>Lux Meter</text:p>
                <draw:g>
                  <svg:desc>'350 mA - M'.C1:'35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350 mA - M'.A2:'350 mA - M'.A43</svg:desc>
                </draw:g>
              </table:table-cell>
              <table:table-cell office:value-type="float" office:value="0">
                <text:p>0</text:p>
                <draw:g>
                  <svg:desc>'350 mA - M'.B2:'350 mA - M'.B43</svg:desc>
                </draw:g>
              </table:table-cell>
              <table:table-cell office:value-type="float" office:value="0">
                <text:p>0</text:p>
                <draw:g>
                  <svg:desc>'350 mA - M'.C2:'35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3312">
                <text:p>18.3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9.9456">
                <text:p>39.94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1.4992">
                <text:p>61.499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3.9648">
                <text:p>83.96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.576">
                <text:p>104.5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7.5888">
                <text:p>127.588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9.3552">
                <text:p>149.355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9.0848">
                <text:p>169.08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92.7968">
                <text:p>192.796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12.4656">
                <text:p>212.465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34.1712">
                <text:p>234.171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55.4512">
                <text:p>255.451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76.5184">
                <text:p>276.518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99.744">
                <text:p>299.7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19.4432">
                <text:p>319.443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40.8448">
                <text:p>340.844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62.368">
                <text:p>362.36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86.384">
                <text:p>386.384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05.3232">
                <text:p>405.32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26.7248">
                <text:p>426.72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49.8592">
                <text:p>449.859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71.2608">
                <text:p>471.26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92.8448">
                <text:p>492.844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14.7328">
                <text:p>514.732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36.3776">
                <text:p>536.377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55.1344">
                <text:p>555.134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76.9616">
                <text:p>576.961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99.9744">
                <text:p>599.974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621.8928">
                <text:p>621.892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43.3552">
                <text:p>643.355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664.5136">
                <text:p>664.5136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684.6992">
                <text:p>684.699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705.432">
                <text:p>705.43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728.6272">
                <text:p>728.627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749.9984">
                <text:p>749.998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771.4912">
                <text:p>771.4912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793.0752">
                <text:p>793.075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813.8384">
                <text:p>813.8384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834.936">
                <text:p>834.93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56.1552">
                <text:p>856.155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879.168">
                <text:p>879.168</text:p>
              </table:table-cell>
              <table:table-cell office:value-type="float" office:value="937">
                <text:p>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Titanium-O-M 500 mA</text:p>
        </chart:title>
        <chart:legend chart:legend-position="end" svg:x="13.121cm" svg:y="3.926cm" style:legend-expansion="high" chart:style-name="ch3"/>
        <chart:plot-area chart:style-name="ch4" table:cell-range-address="'500 mA - M'.A1:'500 mA - M'.C43" chart:data-source-has-labels="both" svg:x="0.77cm" svg:y="1.635cm" svg:width="11.711cm" svg:height="6.765cm">
          <chartooo:coordinate-region svg:x="1.762cm" svg:y="1.847cm" svg:width="10.6cm" svg:height="5.456cm"/>
          <chart:axis chart:dimension="x" chart:name="primary-x" chart:style-name="ch5" chartooo:axis-type="auto">
            <chartooo:date-scale/>
            <chart:categories table:cell-range-address="'500 mA - M'.A2:'500 mA - M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00 mA - M'.B2:'500 mA - M'.B43" chart:label-cell-address="'500 mA - M'.B1:'500 mA - M'.B1" chart:class="chart:line">
            <chart:data-point chart:repeated="42"/>
          </chart:series>
          <chart:series chart:style-name="ch8" chart:values-cell-range-address="'500 mA - M'.C2:'500 mA - M'.C43" chart:label-cell-address="'500 mA - M'.C1:'500 mA - M'.C1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M'.B1:'500 mA - M'.B1</svg:desc>
                </draw:g>
              </table:table-cell>
              <table:table-cell office:value-type="string">
                <text:p>Lux Meter</text:p>
                <draw:g>
                  <svg:desc>'500 mA - M'.C1:'500 mA - M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M'.A2:'500 mA - M'.A43</svg:desc>
                </draw:g>
              </table:table-cell>
              <table:table-cell office:value-type="float" office:value="0">
                <text:p>0</text:p>
                <draw:g>
                  <svg:desc>'500 mA - M'.B2:'500 mA - M'.B43</svg:desc>
                </draw:g>
              </table:table-cell>
              <table:table-cell office:value-type="float" office:value="0">
                <text:p>0</text:p>
                <draw:g>
                  <svg:desc>'500 mA - M'.C2:'500 mA - M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.2896">
                <text:p>24.289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.2912">
                <text:p>53.29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.232">
                <text:p>82.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.1728">
                <text:p>111.17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0.0832">
                <text:p>140.08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8.9328">
                <text:p>168.932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97.7824">
                <text:p>197.78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7.2704">
                <text:p>227.270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56.6672">
                <text:p>256.667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4.24">
                <text:p>284.2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13.0288">
                <text:p>313.028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1.7568">
                <text:p>341.756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72.4608">
                <text:p>372.460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01.28">
                <text:p>401.2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29.9472">
                <text:p>429.947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57.1856">
                <text:p>457.185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85.792">
                <text:p>485.79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14.0336">
                <text:p>514.033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44.1296">
                <text:p>544.129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5.1376">
                <text:p>575.137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601.616">
                <text:p>601.61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631.6208">
                <text:p>631.620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660.9264">
                <text:p>660.926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689.624">
                <text:p>689.62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16.2544">
                <text:p>716.2544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746.168">
                <text:p>746.16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773.1936">
                <text:p>773.193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799.7024">
                <text:p>799.7024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831.8656">
                <text:p>831.865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60.2592">
                <text:p>860.259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885.9776">
                <text:p>885.977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917.472">
                <text:p>917.472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943.4336">
                <text:p>943.433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973.56">
                <text:p>973.56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00.0688">
                <text:p>1000.06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29.0704">
                <text:p>1029.0704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58.832">
                <text:p>1058.8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87.1648">
                <text:p>1087.164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115.3152">
                <text:p>1115.315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143.6176">
                <text:p>1143.6176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1170.50488">
                <text:p>1170.50488</text:p>
              </table:table-cell>
              <table:table-cell office:value-type="float" office:value="1272">
                <text:p>12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Titanium-O-SS 500 mA</text:p>
        </chart:title>
        <chart:legend chart:legend-position="end" svg:x="13.121cm" svg:y="3.926cm" style:legend-expansion="high" chart:style-name="ch3"/>
        <chart:plot-area chart:style-name="ch4" table:cell-range-address="'500 mA - SS'.A1:'500 mA - SS'.C43" chart:data-source-has-labels="both" svg:x="0.77cm" svg:y="1.635cm" svg:width="11.711cm" svg:height="6.765cm">
          <chartooo:coordinate-region svg:x="1.762cm" svg:y="1.847cm" svg:width="10.6cm" svg:height="5.456cm"/>
          <chart:axis chart:dimension="x" chart:name="primary-x" chart:style-name="ch5" chartooo:axis-type="auto">
            <chartooo:date-scale/>
            <chart:categories table:cell-range-address="'500 mA - SS'.A2:'500 mA - SS'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00 mA - SS'.B2:'500 mA - SS'.B43" chart:label-cell-address="'500 mA - SS'.B1:'500 mA - SS'.B1" chart:class="chart:line">
            <chart:data-point chart:repeated="42"/>
          </chart:series>
          <chart:series chart:style-name="ch8" chart:values-cell-range-address="'500 mA - SS'.C2:'500 mA - SS'.C43" chart:label-cell-address="'500 mA - SS'.C1:'500 mA - SS'.C1" chart:class="chart:line"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x I2C</text:p>
                <draw:g>
                  <svg:desc>'500 mA - SS'.B1:'500 mA - SS'.B1</svg:desc>
                </draw:g>
              </table:table-cell>
              <table:table-cell office:value-type="string">
                <text:p>Lux Meter</text:p>
                <draw:g>
                  <svg:desc>'500 mA - SS'.C1:'500 mA - S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500 mA - SS'.A2:'500 mA - SS'.A43</svg:desc>
                </draw:g>
              </table:table-cell>
              <table:table-cell office:value-type="float" office:value="0">
                <text:p>0</text:p>
                <draw:g>
                  <svg:desc>'500 mA - SS'.B2:'500 mA - SS'.B43</svg:desc>
                </draw:g>
              </table:table-cell>
              <table:table-cell office:value-type="float" office:value="0">
                <text:p>0</text:p>
                <draw:g>
                  <svg:desc>'500 mA - SS'.C2:'500 mA - SS'.C4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5.0288">
                <text:p>85.02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6.7776">
                <text:p>186.777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91.9312">
                <text:p>291.93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90.032">
                <text:p>390.03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1.3856">
                <text:p>491.385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99.8528">
                <text:p>599.852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94.5184">
                <text:p>694.518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95.9328">
                <text:p>795.9328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7.9264">
                <text:p>907.926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98.8832">
                <text:p>998.883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10.664">
                <text:p>1110.6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1.5296">
                <text:p>1201.5296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6.2272">
                <text:p>1306.2272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16.0624">
                <text:p>1416.0624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14.376">
                <text:p>1514.376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7.5824">
                <text:p>1607.582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9.0272">
                <text:p>1709.0272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13.9376">
                <text:p>1813.93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37.51746">
                <text:p>1937.5174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50.190476">
                <text:p>2050.190476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8.095238">
                <text:p>2108.095238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176.374603">
                <text:p>2176.37460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23.066667">
                <text:p>2323.066667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59.263492">
                <text:p>2459.263492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40.692063">
                <text:p>2540.692063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.165079">
                <text:p>2600.165079</text:p>
              </table:table-cell>
              <table:table-cell office:value-type="float" office:value="2990">
                <text:p>29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690.520635">
                <text:p>2690.520635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16.704762">
                <text:p>2816.704762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56.038095">
                <text:p>2956.038095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011.168254">
                <text:p>3011.16825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149.777778">
                <text:p>3149.777778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217.936508">
                <text:p>3217.936508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314.565079">
                <text:p>3314.565079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452.330159">
                <text:p>3452.33015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51.130159">
                <text:p>3551.130159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649.930159">
                <text:p>3649.930159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728.946032">
                <text:p>3728.946032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832.209524">
                <text:p>3832.209524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940.177778">
                <text:p>3940.177778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38.857143">
                <text:p>4038.857143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float" office:value="4095">
                <text:p>4100</text:p>
              </table:table-cell>
              <table:table-cell office:value-type="float" office:value="4146.704762">
                <text:p>4146.704762</text:p>
              </table:table-cell>
              <table:table-cell office:value-type="float" office:value="4680">
                <text:p>46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